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officeooo:rsid="005c1065" officeooo:paragraph-rsid="005c1065" style:font-size-asian="10pt" style:font-size-complex="10pt"/>
    </style:style>
    <style:style style:name="P3" style:family="paragraph" style:parent-style-name="Standard">
      <style:text-properties style:font-name="Liberation Sans1" fo:font-size="10pt" fo:language="en" fo:country="US" officeooo:paragraph-rsid="0069ece3" style:font-size-asian="10pt" style:font-size-complex="10pt"/>
    </style:style>
    <style:style style:name="P4" style:family="paragraph" style:parent-style-name="Standard">
      <style:text-properties style:font-name="Liberation Sans1" fo:font-size="10pt" fo:language="en" fo:country="US" officeooo:rsid="00987bcd" officeooo:paragraph-rsid="00987bcd" style:font-size-asian="10pt" style:font-size-complex="10pt"/>
    </style:style>
    <style:style style:name="P5" style:family="paragraph" style:parent-style-name="Standard">
      <style:text-properties style:font-name="Liberation Sans1" fo:font-size="10pt" fo:language="en" fo:country="US" officeooo:rsid="00987bcd" officeooo:paragraph-rsid="014903bd" style:font-size-asian="10pt" style:font-size-complex="10pt"/>
    </style:style>
    <style:style style:name="P6" style:family="paragraph" style:parent-style-name="Standard">
      <style:text-properties style:font-name="Liberation Sans1" fo:font-size="10pt" fo:language="en" fo:country="US" officeooo:paragraph-rsid="00987bcd" style:font-size-asian="10pt" style:font-size-complex="10pt"/>
    </style:style>
    <style:style style:name="P7" style:family="paragraph" style:parent-style-name="Standard">
      <style:text-properties style:font-name="Liberation Sans1" fo:font-size="10pt" fo:language="en" fo:country="US" officeooo:paragraph-rsid="00d14837" style:font-size-asian="10pt" style:font-size-complex="10pt"/>
    </style:style>
    <style:style style:name="P8" style:family="paragraph" style:parent-style-name="Standard">
      <style:text-properties style:font-name="Liberation Sans1" fo:font-size="10pt" fo:language="en" fo:country="US" officeooo:paragraph-rsid="012e4e51" style:font-size-asian="10pt" style:font-size-complex="10pt"/>
    </style:style>
    <style:style style:name="P9" style:family="paragraph" style:parent-style-name="Standard">
      <style:text-properties style:font-name="Liberation Sans1" fo:font-size="10pt" fo:language="en" fo:country="US" officeooo:rsid="012eb4e9" officeooo:paragraph-rsid="012eb4e9" style:font-size-asian="10pt" style:font-size-complex="10pt"/>
    </style:style>
    <style:style style:name="P10" style:family="paragraph" style:parent-style-name="Standard">
      <style:text-properties style:font-name="Liberation Sans1" fo:font-size="10pt" fo:language="en" fo:country="US" officeooo:rsid="014be497" officeooo:paragraph-rsid="014f4f46" style:font-size-asian="10pt" style:font-size-complex="10pt"/>
    </style:style>
    <style:style style:name="P11" style:family="paragraph" style:parent-style-name="Standard">
      <style:text-properties style:font-name="Liberation Sans1" fo:font-size="10pt" fo:language="en" fo:country="US" officeooo:rsid="014be497" officeooo:paragraph-rsid="0151e1ac" style:font-size-asian="10pt" style:font-size-complex="10pt"/>
    </style:style>
    <style:style style:name="P12" style:family="paragraph" style:parent-style-name="Standard">
      <style:text-properties style:font-name="Liberation Sans1" fo:font-size="10pt" fo:language="en" fo:country="US" officeooo:paragraph-rsid="01826859" style:font-size-asian="10pt" style:font-size-complex="10pt"/>
    </style:style>
    <style:style style:name="P13" style:family="paragraph" style:parent-style-name="Standard">
      <style:text-properties style:font-name="Liberation Sans1" fo:font-size="10pt" fo:language="en" fo:country="US" fo:font-weight="normal" officeooo:rsid="0129897a" officeooo:paragraph-rsid="005c1065" fo:background-color="#ffffd7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Liberation Sans1" fo:font-size="10pt" fo:language="en" fo:country="US" fo:font-weight="normal" officeooo:rsid="005b1887" officeooo:paragraph-rsid="005b1887" fo:background-color="#ffffd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Liberation Sans1" fo:font-size="10pt" fo:language="en" fo:country="US" fo:font-weight="normal" officeooo:rsid="0139ad5f" officeooo:paragraph-rsid="0139ad5f" fo:background-color="#ffffd7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Sans1" fo:font-size="10pt" fo:language="en" fo:country="US" fo:font-weight="normal" officeooo:rsid="00921dfb" officeooo:paragraph-rsid="013fe9ec" fo:background-color="#ffffd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Sans1" fo:font-size="10pt" fo:language="en" fo:country="US" fo:font-weight="normal" officeooo:rsid="00921dfb" officeooo:paragraph-rsid="01581f69" fo:background-color="#ffffd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1" fo:font-size="10pt" fo:language="en" fo:country="US" fo:font-weight="normal" officeooo:rsid="007f8963" officeooo:paragraph-rsid="013fe9ec" fo:background-color="#ffffd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ans1" fo:font-size="10pt" fo:language="en" fo:country="US" fo:font-weight="normal" officeooo:rsid="007f8963" officeooo:paragraph-rsid="0103cf83" fo:background-color="#ffffd7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1" fo:font-size="10pt" fo:language="en" fo:country="US" fo:font-weight="normal" officeooo:rsid="00938b8a" officeooo:paragraph-rsid="0103cf83" fo:background-color="#ffffd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ans1" fo:font-size="10pt" fo:language="en" fo:country="US" fo:font-weight="normal" officeooo:rsid="0153b157" officeooo:paragraph-rsid="015ed794" fo:background-color="#ffffd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Sans1" fo:font-size="10pt" fo:language="en" fo:country="US" fo:font-weight="bold" officeooo:rsid="013bbfd8" officeooo:paragraph-rsid="013bbfd8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Liberation Sans1" fo:font-size="10pt" fo:language="en" fo:country="US" fo:font-weight="bold" officeooo:rsid="00766443" officeooo:paragraph-rsid="013bf727" style:font-size-asian="8.75pt" style:font-weight-asian="bold" style:font-size-complex="10pt" style:font-weight-complex="bold"/>
    </style:style>
    <style:style style:name="P25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Liberation Sans1" fo:font-size="10pt" fo:language="en" fo:country="US" fo:font-weight="bold" officeooo:rsid="007f8963" officeooo:paragraph-rsid="0103cf83" fo:background-color="#ffffd7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8.75pt" style:font-weight-asian="bold" style:font-size-complex="10pt" style:font-weight-complex="bold"/>
    </style:style>
    <style:style style:name="P28" style:family="paragraph" style:parent-style-name="Standard">
      <style:text-properties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29" style:family="paragraph" style:parent-style-name="Standard">
      <style:text-properties style:font-name="Liberation Sans1" fo:font-size="10pt" fo:language="en" fo:country="US" officeooo:rsid="00114b91" officeooo:paragraph-rsid="001d2303" fo:background-color="#ffffd7" style:font-size-asian="10pt" style:font-size-complex="10pt"/>
    </style:style>
    <style:style style:name="P30" style:family="paragraph" style:parent-style-name="Standard">
      <style:text-properties style:font-name="Liberation Sans1" fo:font-size="10pt" fo:language="en" fo:country="US" officeooo:rsid="00114b91" officeooo:paragraph-rsid="00135142" fo:background-color="#ffffd7" style:font-size-asian="10pt" style:font-size-complex="10pt"/>
    </style:style>
    <style:style style:name="P31" style:family="paragraph" style:parent-style-name="Standard">
      <style:text-properties style:font-name="Liberation Sans1" fo:font-size="10pt" fo:language="en" fo:country="US" officeooo:rsid="00114b91" officeooo:paragraph-rsid="003b9ac0" fo:background-color="#ffffd7" style:font-size-asian="10pt" style:font-size-complex="10pt"/>
    </style:style>
    <style:style style:name="P32" style:family="paragraph" style:parent-style-name="Standard">
      <style:text-properties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33" style:family="paragraph" style:parent-style-name="Standard">
      <style:text-properties style:font-name="Liberation Sans1" fo:font-size="10pt" fo:language="en" fo:country="US" officeooo:rsid="00114b91" officeooo:paragraph-rsid="0060739a" fo:background-color="#ffffd7" style:font-size-asian="10pt" style:font-size-complex="10pt"/>
    </style:style>
    <style:style style:name="P34" style:family="paragraph" style:parent-style-name="Standard">
      <style:text-properties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35" style:family="paragraph" style:parent-style-name="Standard">
      <style:text-properties style:font-name="Liberation Sans1" fo:font-size="10pt" fo:language="en" fo:country="US" officeooo:rsid="00114b91" officeooo:paragraph-rsid="0130ea1f" fo:background-color="#ffffd7" style:font-size-asian="10pt" style:font-size-complex="10pt"/>
    </style:style>
    <style:style style:name="P36" style:family="paragraph" style:parent-style-name="Standard">
      <style:text-properties style:font-name="Liberation Sans1" fo:font-size="10pt" fo:language="en" fo:country="US" officeooo:rsid="014f4f46" officeooo:paragraph-rsid="014f4f46" fo:background-color="#ffffd7" style:font-size-asian="10pt" style:font-size-complex="10pt"/>
    </style:style>
    <style:style style:name="P37" style:family="paragraph" style:parent-style-name="Standard">
      <style:text-properties style:font-name="Liberation Sans1" fo:font-size="10pt" fo:language="en" fo:country="US" officeooo:rsid="012eb4e9" officeooo:paragraph-rsid="014f4f46" fo:background-color="#ffffd7" style:font-size-asian="10pt" style:font-size-complex="10pt"/>
    </style:style>
    <style:style style:name="P38" style:family="paragraph" style:parent-style-name="Standard">
      <style:text-properties style:font-name="Liberation Sans1" fo:font-size="10pt" fo:language="en" fo:country="US" officeooo:rsid="00583896" officeooo:paragraph-rsid="00583896" fo:background-color="#ffffd7" style:font-size-asian="10pt" style:font-size-complex="10pt"/>
    </style:style>
    <style:style style:name="P39" style:family="paragraph" style:parent-style-name="Standard">
      <style:text-properties style:font-name="Liberation Sans1" fo:font-size="10pt" fo:language="en" fo:country="US" officeooo:rsid="0054c479" officeooo:paragraph-rsid="0054c479" fo:background-color="#ffffd7" style:font-size-asian="10pt" style:font-size-complex="10pt"/>
    </style:style>
    <style:style style:name="P40" style:family="paragraph" style:parent-style-name="Standard">
      <style:text-properties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41" style:family="paragraph" style:parent-style-name="Standard">
      <style:text-properties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42" style:family="paragraph" style:parent-style-name="Standard">
      <style:text-properties style:font-name="Liberation Sans1" fo:font-size="10pt" fo:language="en" fo:country="US" officeooo:paragraph-rsid="014e4295" fo:background-color="#ffffd7" style:font-size-asian="10pt" style:font-size-complex="10pt"/>
    </style:style>
    <style:style style:name="P43" style:family="paragraph" style:parent-style-name="Standard">
      <style:text-properties style:font-name="Liberation Sans1" fo:font-size="10pt" fo:language="en" fo:country="US" officeooo:paragraph-rsid="0054c479" fo:background-color="#ffffd7" style:font-size-asian="10pt" style:font-size-complex="10pt"/>
    </style:style>
    <style:style style:name="P44" style:family="paragraph" style:parent-style-name="Standard">
      <style:text-properties style:font-name="Liberation Sans1" fo:font-size="10pt" fo:language="en" fo:country="US" officeooo:paragraph-rsid="0134119b" fo:background-color="#ffffd7" style:font-size-asian="10pt" style:font-size-complex="10pt"/>
    </style:style>
    <style:style style:name="P45" style:family="paragraph" style:parent-style-name="Standard">
      <style:text-properties style:font-name="Liberation Sans1" fo:font-size="10pt" fo:language="en" fo:country="US" officeooo:paragraph-rsid="01366997" fo:background-color="#ffffd7" style:font-size-asian="10pt" style:font-size-complex="10pt"/>
    </style:style>
    <style:style style:name="P46" style:family="paragraph" style:parent-style-name="Standard">
      <style:text-properties style:font-name="Liberation Sans1" fo:font-size="10pt" fo:language="en" fo:country="US" officeooo:paragraph-rsid="005b1887" fo:background-color="#ffffd7" style:font-size-asian="10pt" style:font-size-complex="10pt"/>
    </style:style>
    <style:style style:name="P47" style:family="paragraph" style:parent-style-name="Standard">
      <style:text-properties style:font-name="Liberation Sans1" fo:font-size="10pt" fo:language="en" fo:country="US" officeooo:paragraph-rsid="00b10780" fo:background-color="#ffffd7" style:font-size-asian="10pt" style:font-size-complex="10pt"/>
    </style:style>
    <style:style style:name="P48" style:family="paragraph" style:parent-style-name="Standard">
      <style:text-properties style:font-name="Liberation Sans1" fo:font-size="10pt" fo:language="en" fo:country="US" fo:background-color="#ffffd7" style:font-size-asian="8.75pt" style:font-size-complex="10pt"/>
    </style:style>
    <style:style style:name="P49" style:family="paragraph" style:parent-style-name="Standard">
      <style:text-properties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Liberation Sans1" fo:font-size="10pt" officeooo:paragraph-rsid="01340ac9" fo:background-color="#ffffd7" style:font-size-asian="10pt" style:font-size-complex="10pt"/>
    </style:style>
    <style:style style:name="P51" style:family="paragraph" style:parent-style-name="Standard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Sans1" fo:font-size="12pt" fo:language="en" fo:country="US" fo:font-weight="bold" officeooo:rsid="004dcd95" officeooo:paragraph-rsid="00104f1f" style:font-size-asian="12pt" style:font-weight-asian="bold" style:font-size-complex="12pt" style:font-weight-complex="bold"/>
    </style:style>
    <style:style style:name="P54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04f1f" officeooo:paragraph-rsid="00524a1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66443" officeooo:paragraph-rsid="013bf727" style:font-size-asian="12pt" style:font-weight-asian="bold" style:font-size-complex="12pt" style:font-weight-complex="bold"/>
    </style:style>
    <style:style style:name="P56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fo:font-weight="bold" officeooo:rsid="00524a1d" officeooo:paragraph-rsid="005b1887" fo:background-color="#ffff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break-before="page"/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58" style:family="paragraph" style:parent-style-name="Standard"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1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officeooo:rsid="00104f1f" officeooo:paragraph-rsid="00524a1d" style:font-size-asian="12pt" style:font-size-complex="12pt"/>
    </style:style>
    <style:style style:name="P62" style:family="paragraph" style:parent-style-name="Standard">
      <style:text-properties style:font-name="Liberation Sans1" fo:font-size="12pt" fo:language="en" fo:country="US" fo:font-weight="normal" officeooo:rsid="00524a1d" officeooo:paragraph-rsid="005b1887" fo:background-color="#ffffd7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text-position="0% 100%" style:font-name="Liberation Sans1" fo:font-size="10pt" fo:language="en" fo:country="US" officeooo:rsid="00104f1f" officeooo:paragraph-rsid="0032f0e7" style:font-size-asian="10pt" style:font-size-complex="10pt"/>
    </style:style>
    <style:style style:name="P64" style:family="paragraph" style:parent-style-name="Standard">
      <style:text-properties style:text-position="0% 100%" style:font-name="Liberation Sans1" fo:font-size="10pt" fo:language="en" fo:country="US" officeooo:rsid="00104f1f" officeooo:paragraph-rsid="00104f1f" style:font-size-asian="10pt" style:font-size-complex="10pt"/>
    </style:style>
    <style:style style:name="P65" style:family="paragraph" style:parent-style-name="Standard">
      <style:text-properties style:text-position="0% 100%" style:font-name="Liberation Sans1" fo:font-size="10pt" fo:language="en" fo:country="US" officeooo:rsid="001129a8" officeooo:paragraph-rsid="007941e1" style:font-size-asian="10pt" style:font-size-complex="10pt"/>
    </style:style>
    <style:style style:name="P66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text-position="0% 100%" style:font-name="Liberation Sans1" fo:font-size="10pt" fo:language="en" fo:country="US" fo:font-weight="normal" officeooo:rsid="014f4f46" officeooo:paragraph-rsid="014f4f46" fo:background-color="#ffffd7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66997" fo:background-color="#ffffd7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4119b" fo:background-color="#ffffd7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60739a" fo:background-color="#ffffd7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c754ba" fo:background-color="#ffffd7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6e17e7" fo:background-color="#ffffd7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text-position="0% 100%" style:font-name="Liberation Sans1" fo:font-size="10pt" fo:language="en" fo:country="US" fo:font-weight="normal" officeooo:rsid="00c6c305" officeooo:paragraph-rsid="0134119b" fo:background-color="#ffffd7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05c1065" fo:background-color="#ffffd7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1086f43" fo:background-color="#ffffd7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text-position="0% 100%" style:font-name="Liberation Sans1" fo:font-size="10pt" fo:language="en" fo:country="US" fo:font-weight="normal" officeooo:rsid="014c70bc" officeooo:paragraph-rsid="014e4295" fo:background-color="#ffffd7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text-position="0% 100%" style:font-name="Liberation Sans1" fo:font-size="10pt" fo:language="en" fo:country="US" fo:font-weight="normal" officeooo:rsid="0140b26b" officeooo:paragraph-rsid="0140b26b" fo:background-color="#ffffd7" style:font-size-asian="10pt" style:font-weight-asian="normal" style:font-size-complex="10pt" style:font-weight-complex="normal"/>
    </style:style>
    <style:style style:name="P78" style:family="paragraph" style:parent-style-name="Standard">
      <style:text-properties style:text-position="0% 100%" style:font-name="Liberation Sans1" fo:font-size="10pt" fo:language="en" fo:country="US" fo:font-weight="normal" officeooo:rsid="001c5ad4" officeooo:paragraph-rsid="00abf6a3" fo:background-color="#ffffd7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51e1ac" fo:background-color="#ffffd7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text-position="0% 100%" style:font-name="Liberation Sans1" fo:font-size="10pt" fo:language="en" fo:country="US" officeooo:rsid="00114b91" officeooo:paragraph-rsid="00114b91" fo:background-color="#ffffd7" style:font-size-asian="10pt" style:font-size-complex="10pt"/>
    </style:style>
    <style:style style:name="P82" style:family="paragraph" style:parent-style-name="Standard">
      <style:text-properties style:text-position="0% 100%"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83" style:family="paragraph" style:parent-style-name="Standard">
      <style:text-properties style:text-position="0% 100%" style:font-name="Liberation Sans1" fo:font-size="10pt" fo:language="en" fo:country="US" officeooo:rsid="00114b91" officeooo:paragraph-rsid="01086f43" fo:background-color="#ffffd7" style:font-size-asian="10pt" style:font-size-complex="10pt"/>
    </style:style>
    <style:style style:name="P84" style:family="paragraph" style:parent-style-name="Standard">
      <style:text-properties style:text-position="0% 100%"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85" style:family="paragraph" style:parent-style-name="Standard">
      <style:text-properties style:text-position="0% 100%" style:font-name="Liberation Sans1" fo:font-size="10pt" fo:language="en" fo:country="US" officeooo:rsid="00114b91" officeooo:paragraph-rsid="00c6c305" fo:background-color="#ffffd7" style:font-size-asian="10pt" style:font-size-complex="10pt"/>
    </style:style>
    <style:style style:name="P86" style:family="paragraph" style:parent-style-name="Standard">
      <style:text-properties style:text-position="0% 100%"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87" style:family="paragraph" style:parent-style-name="Standard">
      <style:text-properties style:text-position="0% 100%" style:font-name="Liberation Sans1" fo:font-size="10pt" fo:language="en" fo:country="US" officeooo:rsid="0011f110" officeooo:paragraph-rsid="0011f110" fo:background-color="#ffffd7" style:font-size-asian="10pt" style:font-size-complex="10pt"/>
    </style:style>
    <style:style style:name="P88" style:family="paragraph" style:parent-style-name="Standard">
      <style:text-properties style:text-position="0% 100%" style:font-name="Liberation Sans1" fo:font-size="10pt" fo:language="en" fo:country="US" officeooo:rsid="0011f110" officeooo:paragraph-rsid="0032f0e7" fo:background-color="#ffffd7" style:font-size-asian="10pt" style:font-size-complex="10pt"/>
    </style:style>
    <style:style style:name="P89" style:family="paragraph" style:parent-style-name="Standard">
      <style:text-properties style:text-position="0% 100%" style:font-name="Liberation Sans1" fo:font-size="10pt" fo:language="en" fo:country="US" officeooo:rsid="001d2303" officeooo:paragraph-rsid="001d2303" fo:background-color="#ffffd7" style:font-size-asian="10pt" style:font-size-complex="10pt"/>
    </style:style>
    <style:style style:name="P90" style:family="paragraph" style:parent-style-name="Standard">
      <style:text-properties style:text-position="0% 100%" style:font-name="Liberation Sans1" fo:font-size="10pt" fo:language="en" fo:country="US" officeooo:rsid="001d2303" officeooo:paragraph-rsid="00a54e80" fo:background-color="#ffffd7" style:font-size-asian="10pt" style:font-size-complex="10pt"/>
    </style:style>
    <style:style style:name="P91" style:family="paragraph" style:parent-style-name="Standard">
      <style:text-properties style:text-position="0% 100%" style:font-name="Liberation Sans1" fo:font-size="10pt" fo:language="en" fo:country="US" officeooo:rsid="001d2303" officeooo:paragraph-rsid="001e9fb4" fo:background-color="#ffffd7" style:font-size-asian="10pt" style:font-size-complex="10pt"/>
    </style:style>
    <style:style style:name="P92" style:family="paragraph" style:parent-style-name="Standard">
      <style:text-properties style:text-position="0% 100%" style:font-name="Liberation Sans1" fo:font-size="10pt" fo:language="en" fo:country="US" officeooo:rsid="001d2303" officeooo:paragraph-rsid="002d345f" fo:background-color="#ffffd7" style:font-size-asian="10pt" style:font-size-complex="10pt"/>
    </style:style>
    <style:style style:name="P93" style:family="paragraph" style:parent-style-name="Standard">
      <style:text-properties style:text-position="0% 100%" style:font-name="Liberation Sans1" fo:font-size="10pt" fo:language="en" fo:country="US" officeooo:rsid="001d2303" officeooo:paragraph-rsid="0134119b" fo:background-color="#ffffd7" style:font-size-asian="10pt" style:font-size-complex="10pt"/>
    </style:style>
    <style:style style:name="P94" style:family="paragraph" style:parent-style-name="Standard">
      <style:text-properties style:text-position="0% 100%" style:font-name="Liberation Sans1" fo:font-size="10pt" fo:language="en" fo:country="US" officeooo:rsid="001d2303" fo:background-color="#ffffd7" style:font-size-asian="10pt" style:font-size-complex="10pt"/>
    </style:style>
    <style:style style:name="P95" style:family="paragraph" style:parent-style-name="Standard">
      <style:text-properties style:text-position="0% 100%" style:font-name="Liberation Sans1" fo:font-size="10pt" fo:language="en" fo:country="US" officeooo:rsid="001d2303" officeooo:paragraph-rsid="0060739a" fo:background-color="#ffffd7" style:font-size-asian="10pt" style:font-size-complex="10pt"/>
    </style:style>
    <style:style style:name="P96" style:family="paragraph" style:parent-style-name="Standard">
      <style:text-properties style:text-position="0% 100%" style:font-name="Liberation Sans1" fo:font-size="10pt" fo:language="en" fo:country="US" officeooo:rsid="001d2303" officeooo:paragraph-rsid="0032f0e7" fo:background-color="#ffffd7" style:font-size-asian="10pt" style:font-size-complex="10pt"/>
    </style:style>
    <style:style style:name="P97" style:family="paragraph" style:parent-style-name="Standard">
      <style:text-properties style:text-position="0% 100%" style:font-name="Liberation Sans1" fo:font-size="10pt" fo:language="en" fo:country="US" officeooo:rsid="001d2303" officeooo:paragraph-rsid="01086f43" fo:background-color="#ffffd7" style:font-size-asian="10pt" style:font-size-complex="10pt"/>
    </style:style>
    <style:style style:name="P98" style:family="paragraph" style:parent-style-name="Standard">
      <style:text-properties style:text-position="0% 100%" style:font-name="Liberation Sans1" fo:font-size="10pt" fo:language="en" fo:country="US" officeooo:rsid="001d2303" officeooo:paragraph-rsid="0130ea1f" fo:background-color="#ffffd7" style:font-size-asian="10pt" style:font-size-complex="10pt"/>
    </style:style>
    <style:style style:name="P99" style:family="paragraph" style:parent-style-name="Standard">
      <style:text-properties style:text-position="0% 100%" style:font-name="Liberation Sans1" fo:font-size="10pt" fo:language="en" fo:country="US" officeooo:rsid="001d2303" officeooo:paragraph-rsid="016e17e7" fo:background-color="#ffffd7" style:font-size-asian="10pt" style:font-size-complex="10pt"/>
    </style:style>
    <style:style style:name="P100" style:family="paragraph" style:parent-style-name="Standard">
      <style:text-properties style:text-position="0% 100%" style:font-name="Liberation Sans1" fo:font-size="10pt" fo:language="en" fo:country="US" officeooo:rsid="001129a8" officeooo:paragraph-rsid="01086f43" fo:background-color="#ffffd7" style:font-size-asian="10pt" style:font-size-complex="10pt"/>
    </style:style>
    <style:style style:name="P101" style:family="paragraph" style:parent-style-name="Standard">
      <style:text-properties style:text-position="0% 100%" style:font-name="Liberation Sans1" fo:font-size="10pt" fo:language="en" fo:country="US" officeooo:rsid="001129a8" officeooo:paragraph-rsid="00abf6a3" fo:background-color="#ffffd7" style:font-size-asian="10pt" style:font-size-complex="10pt"/>
    </style:style>
    <style:style style:name="P102" style:family="paragraph" style:parent-style-name="Standard">
      <style:text-properties style:text-position="0% 100%" style:font-name="Liberation Sans1" fo:font-size="10pt" fo:language="en" fo:country="US" officeooo:rsid="001129a8" officeooo:paragraph-rsid="001129a8" fo:background-color="#ffffd7" style:font-size-asian="10pt" style:font-size-complex="10pt"/>
    </style:style>
    <style:style style:name="P103" style:family="paragraph" style:parent-style-name="Standard">
      <style:text-properties style:text-position="0% 100%"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104" style:family="paragraph" style:parent-style-name="Standard">
      <style:text-properties style:text-position="0% 100%"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105" style:family="paragraph" style:parent-style-name="Standard">
      <style:text-properties style:text-position="0% 100%" style:font-name="Liberation Sans1" fo:font-size="10pt" fo:language="en" fo:country="US" officeooo:rsid="001129a8" officeooo:paragraph-rsid="0060739a" fo:background-color="#ffffd7" style:font-size-asian="10pt" style:font-size-complex="10pt"/>
    </style:style>
    <style:style style:name="P106" style:family="paragraph" style:parent-style-name="Standard">
      <style:text-properties style:text-position="0% 100%" style:font-name="Liberation Sans1" fo:font-size="10pt" fo:language="en" fo:country="US" officeooo:rsid="001129a8" officeooo:paragraph-rsid="0130ea1f" fo:background-color="#ffffd7" style:font-size-asian="10pt" style:font-size-complex="10pt"/>
    </style:style>
    <style:style style:name="P107" style:family="paragraph" style:parent-style-name="Standard">
      <style:text-properties style:text-position="0% 100%" style:font-name="Liberation Sans1" fo:font-size="10pt" fo:language="en" fo:country="US" officeooo:rsid="00a24691" officeooo:paragraph-rsid="00abf6a3" fo:background-color="#ffffd7" style:font-size-asian="10pt" style:font-size-complex="10pt"/>
    </style:style>
    <style:style style:name="P108" style:family="paragraph" style:parent-style-name="Standard">
      <style:text-properties style:text-position="0% 100%" style:font-name="Liberation Sans1" fo:font-size="10pt" fo:language="en" fo:country="US" officeooo:rsid="00a24691" officeooo:paragraph-rsid="0130ea1f" fo:background-color="#ffffd7" style:font-size-asian="10pt" style:font-size-complex="10pt"/>
    </style:style>
    <style:style style:name="P109" style:family="paragraph" style:parent-style-name="Standard">
      <style:text-properties style:text-position="0% 100%" style:font-name="Liberation Sans1" fo:font-size="10pt" fo:language="en" fo:country="US" officeooo:rsid="0072a058" fo:background-color="#ffffd7" style:font-size-asian="10pt" style:font-size-complex="10pt"/>
    </style:style>
    <style:style style:name="P110" style:family="paragraph" style:parent-style-name="Standard">
      <style:text-properties style:text-position="0% 100%" style:font-name="Liberation Sans1" fo:font-size="10pt" fo:language="en" fo:country="US" officeooo:rsid="0139ad5f" officeooo:paragraph-rsid="0139ad5f" fo:background-color="#ffffd7" style:font-size-asian="10pt" style:font-size-complex="10pt"/>
    </style:style>
    <style:style style:name="P111" style:family="paragraph" style:parent-style-name="Standard">
      <style:text-properties style:text-position="0% 100%" style:font-name="Liberation Sans1" fo:font-size="10pt" fo:language="en" fo:country="US" fo:font-weight="bold" officeooo:rsid="014f4f46" officeooo:paragraph-rsid="014f4f46" fo:background-color="#ffffd7" style:font-size-asian="10pt" style:font-weight-asian="bold" style:font-size-complex="10pt" style:font-weight-complex="bold"/>
    </style:style>
    <style:style style:name="P112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3bf727" fo:background-color="#ffffd7" style:font-size-asian="10pt" style:font-weight-asian="bold" style:font-size-complex="10pt" style:font-weight-complex="bold"/>
    </style:style>
    <style:style style:name="P113" style:family="paragraph" style:parent-style-name="Standard">
      <style:text-properties style:text-position="0% 100%" style:font-name="Liberation Sans1" fo:font-size="10pt" officeooo:rsid="00ec19a8" officeooo:paragraph-rsid="00ec19a8" style:font-size-asian="10pt" style:font-size-complex="10pt"/>
    </style:style>
    <style:style style:name="P114" style:family="paragraph" style:parent-style-name="Standard">
      <style:text-properties style:text-position="0% 100%" style:font-name="Liberation Sans1" fo:font-size="10pt" officeooo:rsid="00ea2c8e" officeooo:paragraph-rsid="00ea2c8e" style:font-size-asian="10pt" style:font-size-complex="10pt"/>
    </style:style>
    <style:style style:name="P115" style:family="paragraph" style:parent-style-name="Standard">
      <style:text-properties style:text-position="0% 100%" style:font-name="Liberation Sans1" fo:font-size="10pt" officeooo:rsid="013d1165" officeooo:paragraph-rsid="013d1165" style:font-size-asian="10pt" style:font-size-complex="10pt"/>
    </style:style>
    <style:style style:name="P116" style:family="paragraph" style:parent-style-name="Standard">
      <style:text-properties style:text-position="0% 100%" style:font-name="Liberation Sans1" fo:font-size="10pt" fo:font-weight="normal" officeooo:rsid="013d1165" officeooo:paragraph-rsid="013d1165" style:font-size-asian="10pt" style:font-weight-asian="normal" style:font-size-complex="10pt" style:font-weight-complex="normal"/>
    </style:style>
    <style:style style:name="P117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18" style:family="paragraph" style:parent-style-name="Standard">
      <style:text-properties style:text-position="0% 100%" style:font-name="Liberation Sans1" fo:font-size="10pt" fo:font-weight="normal" officeooo:rsid="013d689d" officeooo:paragraph-rsid="013d689d" style:font-size-asian="10pt" style:font-weight-asian="normal" style:font-size-complex="10pt" style:font-weight-complex="normal"/>
    </style:style>
    <style:style style:name="P119" style:family="paragraph" style:parent-style-name="Standard">
      <style:text-properties style:text-position="0% 100%" style:font-name="Liberation Sans1" fo:font-size="10pt" fo:font-weight="normal" officeooo:rsid="013d689d" officeooo:paragraph-rsid="017eb0b1" style:font-size-asian="10pt" style:font-weight-asian="normal" style:font-size-complex="10pt" style:font-weight-complex="normal"/>
    </style:style>
    <style:style style:name="P120" style:family="paragraph" style:parent-style-name="Standard">
      <style:text-properties style:text-position="0% 100%" style:font-name="Liberation Sans1" fo:font-size="10pt" fo:font-weight="normal" officeooo:rsid="00ea2c8e" officeooo:paragraph-rsid="013e0316" style:font-size-asian="10pt" style:font-weight-asian="normal" style:font-size-complex="10pt" style:font-weight-complex="normal"/>
    </style:style>
    <style:style style:name="P121" style:family="paragraph" style:parent-style-name="Standard">
      <style:text-properties style:text-position="0% 100%" style:font-name="Liberation Sans1" fo:font-size="10pt" fo:font-weight="normal" officeooo:rsid="00ea2c8e" officeooo:paragraph-rsid="00ea2c8e" style:font-size-asian="10pt" style:font-weight-asian="normal" style:font-size-complex="10pt" style:font-weight-complex="normal"/>
    </style:style>
    <style:style style:name="P122" style:family="paragraph" style:parent-style-name="Standard">
      <style:text-properties style:text-position="0% 100%" style:font-name="Liberation Sans1" fo:font-size="10pt" fo:font-weight="normal" officeooo:rsid="0154196b" officeooo:paragraph-rsid="0154196b" style:font-size-asian="10pt" style:font-weight-asian="normal" style:font-size-complex="10pt" style:font-weight-complex="normal"/>
    </style:style>
    <style:style style:name="P123" style:family="paragraph" style:parent-style-name="Standard">
      <style:text-properties style:text-position="0% 100%" style:font-name="Liberation Sans1" fo:font-size="10pt" fo:font-weight="normal" officeooo:rsid="013e0316" officeooo:paragraph-rsid="013e0316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break-before="column"/>
      <style:text-properties fo:font-size="12pt" fo:language="en" fo:country="US" fo:font-weight="bold" officeooo:rsid="00766443" officeooo:paragraph-rsid="00d14837" style:font-size-asian="12pt" style:font-weight-asian="bold" style:font-size-complex="12pt" style:font-weight-complex="bold"/>
    </style:style>
    <style:style style:name="P125" style:family="paragraph" style:parent-style-name="Standard">
      <style:text-properties fo:language="en" fo:country="US" officeooo:rsid="012eb4e9" officeooo:paragraph-rsid="012eb4e9"/>
    </style:style>
    <style:style style:name="P126" style:family="paragraph" style:parent-style-name="Standard">
      <style:text-properties fo:language="en" fo:country="US" officeooo:rsid="012eb4e9" officeooo:paragraph-rsid="014903bd"/>
    </style:style>
    <style:style style:name="P127" style:family="paragraph" style:parent-style-name="Standard">
      <style:text-properties fo:language="en" fo:country="US" fo:font-style="normal" officeooo:paragraph-rsid="016e6d00" fo:background-color="#ffffd7" style:font-style-asian="normal" style:font-style-complex="normal"/>
    </style:style>
    <style:style style:name="P128" style:family="paragraph" style:parent-style-name="Standard">
      <style:text-properties style:text-position="sub 58%" style:font-name="Liberation Sans1" fo:font-size="10pt" fo:language="en" fo:country="US" officeooo:rsid="00fbbd8e" officeooo:paragraph-rsid="013d1165" style:font-size-asian="10pt" style:font-size-complex="10pt"/>
    </style:style>
    <style:style style:name="P129" style:family="paragraph" style:parent-style-name="Standard">
      <style:text-properties style:text-position="sub 58%" style:font-name="Liberation Sans1" fo:font-size="10pt" fo:language="en" fo:country="US" officeooo:rsid="001129a8" officeooo:paragraph-rsid="00344165" fo:background-color="#ffffd7" style:font-size-asian="10pt" style:font-size-complex="10pt"/>
    </style:style>
    <style:style style:name="P130" style:family="paragraph" style:parent-style-name="Standard">
      <style:text-properties fo:background-color="#ffffd7"/>
    </style:style>
    <style:style style:name="P131" style:family="paragraph" style:parent-style-name="Standard">
      <style:text-properties officeooo:paragraph-rsid="01366997" fo:background-color="#ffffd7"/>
    </style:style>
    <style:style style:name="P132" style:family="paragraph" style:parent-style-name="Standard">
      <style:text-properties officeooo:paragraph-rsid="005c1065" fo:background-color="#ffffd7"/>
    </style:style>
    <style:style style:name="P133" style:family="paragraph" style:parent-style-name="Standard">
      <style:text-properties officeooo:paragraph-rsid="01248f82" fo:background-color="#ffffd7"/>
    </style:style>
    <style:style style:name="P134" style:family="paragraph" style:parent-style-name="Standard">
      <style:text-properties officeooo:paragraph-rsid="01151b17" fo:background-color="#ffffd7"/>
    </style:style>
    <style:style style:name="P135" style:family="paragraph" style:parent-style-name="Standard">
      <style:text-properties officeooo:paragraph-rsid="0099a6c3" fo:background-color="#ffffd7"/>
    </style:style>
    <style:style style:name="P136" style:family="paragraph" style:parent-style-name="Standard">
      <style:text-properties officeooo:paragraph-rsid="017d068f"/>
    </style:style>
    <style:style style:name="P137" style:family="paragraph" style:parent-style-name="Standard" style:master-page-name="">
      <style:paragraph-properties style:page-number="auto" fo:break-before="column"/>
    </style:style>
    <style:style style:name="P138" style:family="paragraph" style:parent-style-name="Standard">
      <style:text-properties style:font-name="Liberation Sans1" fo:language="en" fo:country="US" fo:font-weight="bold" officeooo:rsid="009b22e5" style:font-weight-asian="bold" style:font-weight-complex="bold"/>
    </style:style>
    <style:style style:name="P139" style:family="paragraph" style:parent-style-name="Standard">
      <style:text-properties style:font-name="Liberation Sans1" fo:font-size="10pt" fo:language="en" fo:country="US" officeooo:rsid="012ed03c" officeooo:paragraph-rsid="017eb0b1" style:font-size-asian="10pt" style:font-size-complex="10pt"/>
    </style:style>
    <style:style style:name="P140" style:family="paragraph" style:parent-style-name="Standard">
      <style:text-properties style:font-name="Liberation Sans1" fo:font-size="10pt" fo:language="en" fo:country="US" officeooo:rsid="01874602" officeooo:paragraph-rsid="01874602" style:font-size-asian="10pt" style:font-size-complex="10pt"/>
    </style:style>
    <style:style style:name="P141" style:family="paragraph" style:parent-style-name="Standard">
      <style:text-properties style:font-name="Liberation Sans1" fo:font-size="10pt" fo:language="en" fo:country="US" officeooo:paragraph-rsid="018a7305" style:font-size-asian="10pt" style:font-size-complex="10pt"/>
    </style:style>
    <style:style style:name="P142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143" style:family="paragraph" style:parent-style-name="Standard">
      <style:text-properties style:text-position="0% 100%" style:font-name="Liberation Sans1" fo:font-size="10pt" fo:language="en" fo:country="US" officeooo:rsid="01826859" officeooo:paragraph-rsid="012eb4e9" style:font-name-asian="Noto Sans CJK SC Regular" style:font-size-asian="10pt" style:font-name-complex="FreeSans2" style:font-size-complex="10pt"/>
    </style:style>
    <style:style style:name="P144" style:family="paragraph" style:parent-style-name="Standard">
      <style:text-properties fo:language="en" fo:country="US" officeooo:rsid="012ed03c" officeooo:paragraph-rsid="017eb0b1"/>
    </style:style>
    <style:style style:name="P145" style:family="paragraph" style:parent-style-name="Standard">
      <style:text-properties fo:language="en" fo:country="US" officeooo:rsid="018a7305" officeooo:paragraph-rsid="018a7305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officeooo:rsid="001c5ad4" style:font-weight-asian="normal" style:font-weight-complex="normal"/>
    </style:style>
    <style:style style:name="T3" style:family="text">
      <style:text-properties style:text-position="0% 100%" fo:font-weight="normal" officeooo:rsid="00b21ada" style:font-weight-asian="normal" style:font-weight-complex="normal"/>
    </style:style>
    <style:style style:name="T4" style:family="text">
      <style:text-properties style:text-position="0% 100%" fo:font-weight="normal" officeooo:rsid="00ba84d9" style:font-weight-asian="normal" style:font-weight-complex="normal"/>
    </style:style>
    <style:style style:name="T5" style:family="text">
      <style:text-properties style:text-position="0% 100%" fo:font-weight="normal" officeooo:rsid="00c6c305" style:font-weight-asian="normal" style:font-weight-complex="normal"/>
    </style:style>
    <style:style style:name="T6" style:family="text">
      <style:text-properties style:text-position="0% 100%" fo:font-weight="normal" officeooo:rsid="0129897a" style:font-weight-asian="normal" style:font-weight-complex="normal"/>
    </style:style>
    <style:style style:name="T7" style:family="text">
      <style:text-properties style:text-position="0% 100%" fo:font-weight="normal" officeooo:rsid="01366997" style:font-weight-asian="normal" style:font-weight-complex="normal"/>
    </style:style>
    <style:style style:name="T8" style:family="text">
      <style:text-properties style:text-position="0% 100%" fo:font-weight="normal" officeooo:rsid="016e17e7" style:font-weight-asian="normal" style:font-weight-complex="normal"/>
    </style:style>
    <style:style style:name="T9" style:family="text">
      <style:text-properties style:text-position="0% 100%" officeooo:rsid="00114b91"/>
    </style:style>
    <style:style style:name="T10" style:family="text">
      <style:text-properties style:text-position="0% 100%" officeooo:rsid="001d2303"/>
    </style:style>
    <style:style style:name="T11" style:family="text">
      <style:text-properties style:text-position="0% 100%" officeooo:rsid="00135142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fo:background-color="#ffffd7" loext:char-shading-value="0" style:font-weight-asian="bold" style:font-weight-complex="bold"/>
    </style:style>
    <style:style style:name="T14" style:family="text">
      <style:text-properties style:text-position="0% 100%" fo:font-weight="bold" officeooo:rsid="001c5ad4" fo:background-color="#ffffd7" loext:char-shading-value="0" style:font-weight-asian="bold" style:font-weight-complex="bold"/>
    </style:style>
    <style:style style:name="T15" style:family="text">
      <style:text-properties style:text-position="0% 100%" fo:font-weight="bold" officeooo:rsid="0103cf83" fo:background-color="#ffffd7" loext:char-shading-value="0" style:font-weight-asian="bold" style:font-weight-complex="bold"/>
    </style:style>
    <style:style style:name="T16" style:family="text">
      <style:text-properties style:text-position="0% 100%" fo:font-weight="bold" officeooo:rsid="000fe0a6" fo:background-color="#ffffd7" loext:char-shading-value="0" style:font-weight-asian="bold" style:font-weight-complex="bold"/>
    </style:style>
    <style:style style:name="T17" style:family="text">
      <style:text-properties style:text-position="0% 100%" fo:font-weight="bold" officeooo:rsid="0077fd05" fo:background-color="#ffffd7" loext:char-shading-value="0" style:font-weight-asian="bold" style:font-weight-complex="bold"/>
    </style:style>
    <style:style style:name="T18" style:family="text">
      <style:text-properties style:text-position="0% 100%" fo:font-weight="bold" officeooo:rsid="0072e30b" fo:background-color="#ffffd7" loext:char-shading-value="0" style:font-weight-asian="bold" style:font-weight-complex="bold"/>
    </style:style>
    <style:style style:name="T19" style:family="text">
      <style:text-properties style:text-position="0% 100%" officeooo:rsid="004dcd95"/>
    </style:style>
    <style:style style:name="T20" style:family="text">
      <style:text-properties style:text-position="0% 100%" officeooo:rsid="00629f5b"/>
    </style:style>
    <style:style style:name="T21" style:family="text">
      <style:text-properties style:text-position="0% 100%" style:font-name="Liberation Sans1" fo:font-size="10pt" style:font-size-asian="10pt" style:font-size-complex="10pt"/>
    </style:style>
    <style:style style:name="T22" style:family="text">
      <style:text-properties style:text-position="0% 100%" style:font-name="Liberation Sans1" fo:font-size="10pt" officeooo:rsid="001e9fb4" style:font-size-asian="10pt" style:font-size-complex="10pt"/>
    </style:style>
    <style:style style:name="T23" style:family="text">
      <style:text-properties style:text-position="0% 100%" style:font-name="Liberation Sans1" fo:font-size="10pt" officeooo:rsid="00114b91" style:font-size-asian="10pt" style:font-size-complex="10pt"/>
    </style:style>
    <style:style style:name="T24" style:family="text">
      <style:text-properties style:text-position="0% 100%" style:font-name="Liberation Sans1" fo:font-size="10pt" officeooo:rsid="00629f5b" style:font-size-asian="10pt" style:font-size-complex="10pt"/>
    </style:style>
    <style:style style:name="T25" style:family="text">
      <style:text-properties style:text-position="0% 100%" style:font-name="Liberation Sans1" fo:font-size="10pt" officeooo:rsid="0153b157" style:font-size-asian="10pt" style:font-size-complex="10pt"/>
    </style:style>
    <style:style style:name="T26" style:family="text">
      <style:text-properties style:text-position="0% 100%" style:font-name="Liberation Sans1" fo:font-size="10pt" officeooo:rsid="01555488" style:font-size-asian="10pt" style:font-size-complex="10pt"/>
    </style:style>
    <style:style style:name="T27" style:family="text">
      <style:text-properties style:text-position="0% 100%" style:font-name="Liberation Sans1" fo:font-size="10pt" officeooo:rsid="016e17e7" style:font-size-asian="10pt" style:font-size-complex="10pt"/>
    </style:style>
    <style:style style:name="T28" style:family="text">
      <style:text-properties style:text-position="0% 100%" style:font-name="Liberation Sans1" fo:font-size="10pt" officeooo:rsid="01707387" style:font-size-asian="10pt" style:font-size-complex="10pt"/>
    </style:style>
    <style:style style:name="T29" style:family="text">
      <style:text-properties style:text-position="0% 100%" style:font-name="Liberation Sans1" fo:font-size="10pt" fo:font-weight="normal" officeooo:rsid="001e9fb4" style:font-size-asian="10pt" style:font-weight-asian="normal" style:font-size-complex="10pt" style:font-weight-complex="normal"/>
    </style:style>
    <style:style style:name="T30" style:family="text">
      <style:text-properties style:text-position="0% 100%" style:font-name="Liberation Sans1" fo:font-size="10pt" fo:font-weight="normal" officeooo:rsid="0163d069" style:font-size-asian="10pt" style:font-weight-asian="normal" style:font-size-complex="10pt" style:font-weight-complex="normal"/>
    </style:style>
    <style:style style:name="T31" style:family="text">
      <style:text-properties style:text-position="0% 100%" style:font-name="Liberation Sans1" fo:font-size="10pt" fo:font-weight="normal" officeooo:rsid="016e17e7" style:font-size-asian="10pt" style:font-weight-asian="normal" style:font-size-complex="10pt" style:font-weight-complex="normal"/>
    </style:style>
    <style:style style:name="T32" style:family="text">
      <style:text-properties style:text-position="0% 100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33" style:family="text">
      <style:text-properties style:text-position="0% 100%" style:font-name="Liberation Sans1" fo:font-size="10pt" fo:font-weight="normal" officeooo:rsid="00114b91" style:font-size-asian="10pt" style:font-weight-asian="normal" style:font-size-complex="10pt" style:font-weight-complex="normal"/>
    </style:style>
    <style:style style:name="T34" style:family="text">
      <style:text-properties style:text-position="0% 100%" style:font-name="Liberation Sans1" fo:font-size="10pt" fo:font-weight="normal" officeooo:rsid="01555488" style:font-size-asian="10pt" style:font-weight-asian="normal" style:font-size-complex="10pt" style:font-weight-complex="normal"/>
    </style:style>
    <style:style style:name="T35" style:family="text">
      <style:text-properties style:text-position="0% 100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36" style:family="text">
      <style:text-properties style:text-position="0% 100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37" style:family="text">
      <style:text-properties style:text-position="0% 100%" style:font-name="Liberation Sans1" fo:font-size="10pt" fo:language="en" fo:country="US" officeooo:rsid="0011f110" style:font-size-asian="10pt" style:font-size-complex="10pt"/>
    </style:style>
    <style:style style:name="T38" style:family="text">
      <style:text-properties style:text-position="0% 100%" style:font-name="Liberation Sans1" fo:font-size="10pt" fo:language="en" fo:country="US" officeooo:rsid="00114b91" style:font-size-asian="10pt" style:font-size-complex="10pt"/>
    </style:style>
    <style:style style:name="T39" style:family="text">
      <style:text-properties style:text-position="0% 100%" style:font-name="Liberation Sans1" fo:font-size="10pt" fo:language="en" fo:country="US" officeooo:rsid="007463c0" style:font-size-asian="10pt" style:font-size-complex="10pt"/>
    </style:style>
    <style:style style:name="T40" style:family="text">
      <style:text-properties style:text-position="0% 100%" style:font-name="Liberation Sans1" fo:font-size="10pt" fo:language="en" fo:country="US" officeooo:rsid="01248f82" style:font-size-asian="10pt" style:font-size-complex="10pt"/>
    </style:style>
    <style:style style:name="T41" style:family="text">
      <style:text-properties style:text-position="0% 100%" style:font-name="Liberation Sans1" fo:font-size="10pt" fo:language="en" fo:country="US" officeooo:rsid="012aca50" style:font-size-asian="10pt" style:font-size-complex="10pt"/>
    </style:style>
    <style:style style:name="T42" style:family="text">
      <style:text-properties style:text-position="0% 100%" style:font-name="Liberation Sans1" fo:font-size="10pt" fo:language="en" fo:country="US" officeooo:rsid="012c74f0" style:font-size-asian="10pt" style:font-size-complex="10pt"/>
    </style:style>
    <style:style style:name="T43" style:family="text">
      <style:text-properties style:text-position="0% 100%" style:font-name="Liberation Sans1" fo:font-size="10pt" fo:language="en" fo:country="US" officeooo:rsid="01340ac9" style:font-size-asian="10pt" style:font-size-complex="10pt"/>
    </style:style>
    <style:style style:name="T44" style:family="text">
      <style:text-properties style:text-position="0% 100%" officeooo:rsid="001e9fb4"/>
    </style:style>
    <style:style style:name="T45" style:family="text">
      <style:text-properties style:text-position="0% 100%" officeooo:rsid="0112266d"/>
    </style:style>
    <style:style style:name="T46" style:family="text">
      <style:text-properties style:text-position="0% 100%" officeooo:rsid="01248f82"/>
    </style:style>
    <style:style style:name="T47" style:family="text">
      <style:text-properties style:text-position="0% 100%" officeooo:rsid="012c74f0"/>
    </style:style>
    <style:style style:name="T48" style:family="text">
      <style:text-properties style:text-position="0% 100%" officeooo:rsid="005c1065"/>
    </style:style>
    <style:style style:name="T49" style:family="text">
      <style:text-properties style:text-position="0% 100%" officeooo:rsid="006381b9"/>
    </style:style>
    <style:style style:name="T50" style:family="text">
      <style:text-properties style:text-position="0% 100%" officeooo:rsid="00c754ba"/>
    </style:style>
    <style:style style:name="T51" style:family="text">
      <style:text-properties style:text-position="0% 100%" officeooo:rsid="014903bd" style:font-name-asian="Noto Sans CJK SC Regular" style:font-name-complex="FreeSans2"/>
    </style:style>
    <style:style style:name="T52" style:family="text">
      <style:text-properties style:text-position="0% 100%" officeooo:rsid="013d689d"/>
    </style:style>
    <style:style style:name="T53" style:family="text">
      <style:text-properties style:text-position="0% 100%" fo:background-color="#ffffd7" loext:char-shading-value="0"/>
    </style:style>
    <style:style style:name="T54" style:family="text">
      <style:text-properties style:text-position="0% 100%" officeooo:rsid="001c5ad4" fo:background-color="#ffffd7" loext:char-shading-value="0"/>
    </style:style>
    <style:style style:name="T55" style:family="text">
      <style:text-properties style:text-position="0% 100%" officeooo:rsid="0103cf83" fo:background-color="#ffffd7" loext:char-shading-value="0"/>
    </style:style>
    <style:style style:name="T56" style:family="text">
      <style:text-properties style:text-position="0% 100%" officeooo:rsid="000fe0a6" fo:background-color="#ffffd7" loext:char-shading-value="0"/>
    </style:style>
    <style:style style:name="T57" style:family="text">
      <style:text-properties style:text-position="0% 100%" officeooo:rsid="0077fd05" fo:background-color="#ffffd7" loext:char-shading-value="0"/>
    </style:style>
    <style:style style:name="T58" style:family="text">
      <style:text-properties style:text-position="0% 100%" officeooo:rsid="0072e30b" fo:background-color="#ffffd7" loext:char-shading-value="0"/>
    </style:style>
    <style:style style:name="T59" style:family="text">
      <style:text-properties style:text-position="0% 100%" officeooo:rsid="004dcd95" fo:background-color="#ffffd7" loext:char-shading-value="0"/>
    </style:style>
    <style:style style:name="T60" style:family="text">
      <style:text-properties style:text-position="0% 100%" officeooo:rsid="00629f5b" fo:background-color="#ffffd7" loext:char-shading-value="0"/>
    </style:style>
    <style:style style:name="T61" style:family="text">
      <style:text-properties style:text-position="0% 100%" officeooo:rsid="012e4e51"/>
    </style:style>
    <style:style style:name="T62" style:family="text">
      <style:text-properties style:text-position="sub 58%"/>
    </style:style>
    <style:style style:name="T63" style:family="text">
      <style:text-properties style:text-position="sub 58%" fo:font-weight="normal" officeooo:rsid="001c5ad4" style:font-weight-asian="normal" style:font-weight-complex="normal"/>
    </style:style>
    <style:style style:name="T64" style:family="text">
      <style:text-properties style:text-position="sub 58%" fo:font-weight="normal" officeooo:rsid="00332b0b" style:font-weight-asian="normal" style:font-weight-complex="normal"/>
    </style:style>
    <style:style style:name="T65" style:family="text">
      <style:text-properties style:text-position="sub 58%" fo:font-weight="normal" officeooo:rsid="001de981" style:font-weight-asian="normal" style:font-weight-complex="normal"/>
    </style:style>
    <style:style style:name="T66" style:family="text">
      <style:text-properties style:text-position="sub 58%" fo:font-weight="normal" officeooo:rsid="00b21ada" style:font-weight-asian="normal" style:font-weight-complex="normal"/>
    </style:style>
    <style:style style:name="T67" style:family="text">
      <style:text-properties style:text-position="sub 58%" fo:font-weight="normal" officeooo:rsid="00bb33a0" style:font-weight-asian="normal" style:font-weight-complex="normal"/>
    </style:style>
    <style:style style:name="T68" style:family="text">
      <style:text-properties style:text-position="sub 58%" fo:font-weight="normal" officeooo:rsid="00c6c305" style:font-weight-asian="normal" style:font-weight-complex="normal"/>
    </style:style>
    <style:style style:name="T69" style:family="text">
      <style:text-properties style:text-position="sub 58%" fo:font-weight="normal" officeooo:rsid="01015508" style:font-weight-asian="normal" style:font-weight-complex="normal"/>
    </style:style>
    <style:style style:name="T70" style:family="text">
      <style:text-properties style:text-position="sub 58%" fo:font-weight="normal" officeooo:rsid="0056cf35" style:font-weight-asian="normal" style:font-weight-complex="normal"/>
    </style:style>
    <style:style style:name="T71" style:family="text">
      <style:text-properties style:text-position="sub 58%" fo:font-weight="normal" officeooo:rsid="005b1887" style:font-weight-asian="normal" style:font-weight-complex="normal"/>
    </style:style>
    <style:style style:name="T72" style:family="text">
      <style:text-properties style:text-position="sub 58%" fo:font-weight="normal" officeooo:rsid="0129897a" style:font-weight-asian="normal" style:font-weight-complex="normal"/>
    </style:style>
    <style:style style:name="T73" style:family="text">
      <style:text-properties style:text-position="sub 58%" fo:font-weight="normal" officeooo:rsid="01366997" style:font-weight-asian="normal" style:font-weight-complex="normal"/>
    </style:style>
    <style:style style:name="T74" style:family="text">
      <style:text-properties style:text-position="sub 58%" fo:font-weight="normal" officeooo:rsid="00c754ba" style:font-weight-asian="normal" style:font-weight-complex="normal"/>
    </style:style>
    <style:style style:name="T75" style:family="text">
      <style:text-properties style:text-position="sub 58%" fo:font-weight="normal" officeooo:rsid="001129a8" style:font-weight-asian="normal" style:font-weight-complex="normal"/>
    </style:style>
    <style:style style:name="T76" style:family="text">
      <style:text-properties style:text-position="sub 58%" fo:font-weight="normal" officeooo:rsid="0060739a" style:font-weight-asian="normal" style:font-weight-complex="normal"/>
    </style:style>
    <style:style style:name="T77" style:family="text">
      <style:text-properties style:text-position="sub 58%" officeooo:rsid="00114b91"/>
    </style:style>
    <style:style style:name="T78" style:family="text">
      <style:text-properties style:text-position="sub 58%" officeooo:rsid="00135142"/>
    </style:style>
    <style:style style:name="T79" style:family="text">
      <style:text-properties style:text-position="sub 58%" officeooo:rsid="001e9fb4"/>
    </style:style>
    <style:style style:name="T80" style:family="text">
      <style:text-properties style:text-position="sub 58%" officeooo:rsid="001129a8"/>
    </style:style>
    <style:style style:name="T81" style:family="text">
      <style:text-properties style:text-position="sub 58%" officeooo:rsid="00332b0b"/>
    </style:style>
    <style:style style:name="T82" style:family="text">
      <style:text-properties style:text-position="sub 58%" officeooo:rsid="001c5ad4"/>
    </style:style>
    <style:style style:name="T83" style:family="text">
      <style:text-properties style:text-position="sub 58%" officeooo:rsid="00344165"/>
    </style:style>
    <style:style style:name="T84" style:family="text">
      <style:text-properties style:text-position="sub 58%" officeooo:rsid="0011f110"/>
    </style:style>
    <style:style style:name="T85" style:family="text">
      <style:text-properties style:text-position="sub 58%" officeooo:rsid="005b1887"/>
    </style:style>
    <style:style style:name="T86" style:family="text">
      <style:text-properties style:text-position="sub 58%" officeooo:rsid="005b5d22"/>
    </style:style>
    <style:style style:name="T87" style:family="text">
      <style:text-properties style:text-position="sub 58%" officeooo:rsid="005c1065"/>
    </style:style>
    <style:style style:name="T88" style:family="text">
      <style:text-properties style:text-position="sub 58%" officeooo:rsid="0060739a"/>
    </style:style>
    <style:style style:name="T89" style:family="text">
      <style:text-properties style:text-position="sub 58%" style:font-name="Liberation Sans1" fo:font-size="10pt" style:font-size-asian="10pt" style:font-size-complex="10pt"/>
    </style:style>
    <style:style style:name="T90" style:family="text">
      <style:text-properties style:text-position="sub 58%" style:font-name="Liberation Sans1" fo:font-size="10pt" officeooo:rsid="0060739a" style:font-size-asian="10pt" style:font-size-complex="10pt"/>
    </style:style>
    <style:style style:name="T91" style:family="text">
      <style:text-properties style:text-position="sub 58%" style:font-name="Liberation Sans1" fo:font-size="10pt" officeooo:rsid="016e17e7" style:font-size-asian="10pt" style:font-size-complex="10pt"/>
    </style:style>
    <style:style style:name="T92" style:family="text">
      <style:text-properties style:text-position="sub 58%" style:font-name="Liberation Sans1" fo:font-size="10pt" officeooo:rsid="018cdec6" style:font-size-asian="10pt" style:font-size-complex="10pt"/>
    </style:style>
    <style:style style:name="T93" style:family="text">
      <style:text-properties style:text-position="sub 58%" style:font-name="Liberation Sans1" fo:font-size="10pt" officeooo:rsid="00987bcd" style:font-size-asian="8.75pt" style:font-size-complex="10pt"/>
    </style:style>
    <style:style style:name="T94" style:family="text">
      <style:text-properties style:text-position="sub 58%"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95" style:family="text">
      <style:text-properties style:text-position="sub 58%"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96" style:family="text">
      <style:text-properties style:text-position="sub 58%" style:font-name="Liberation Sans1" fo:font-size="10pt" fo:language="en" fo:country="US" fo:font-weight="normal" officeooo:rsid="00844f6b" style:font-size-asian="10pt" style:font-weight-asian="normal" style:font-size-complex="10pt" style:font-weight-complex="normal"/>
    </style:style>
    <style:style style:name="T97" style:family="text">
      <style:text-properties style:text-position="sub 58%" style:font-name="Liberation Sans1" fo:font-size="10pt" fo:language="en" fo:country="US" fo:font-weight="normal" officeooo:rsid="0069ece3" style:font-size-asian="10pt" style:font-weight-asian="normal" style:font-size-complex="10pt" style:font-weight-complex="normal"/>
    </style:style>
    <style:style style:name="T98" style:family="text">
      <style:text-properties style:text-position="sub 58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99" style:family="text">
      <style:text-properties style:text-position="sub 58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00" style:family="text">
      <style:text-properties style:text-position="sub 58%" style:font-name="Liberation Sans1" fo:font-size="10pt" fo:language="en" fo:country="US" style:font-size-asian="10pt" style:font-size-complex="10pt"/>
    </style:style>
    <style:style style:name="T101" style:family="text">
      <style:text-properties style:text-position="sub 58%" style:font-name="Liberation Sans1" fo:font-size="10pt" fo:language="en" fo:country="US" officeooo:rsid="00114b91" style:font-size-asian="10pt" style:font-size-complex="10pt"/>
    </style:style>
    <style:style style:name="T102" style:family="text">
      <style:text-properties style:text-position="sub 58%" style:font-name="Liberation Sans1" fo:font-size="10pt" fo:language="en" fo:country="US" officeooo:rsid="007463c0" style:font-size-asian="10pt" style:font-size-complex="10pt"/>
    </style:style>
    <style:style style:name="T103" style:family="text">
      <style:text-properties style:text-position="sub 58%" style:font-name="Liberation Sans1" fo:font-size="10pt" fo:language="en" fo:country="US" officeooo:rsid="01248f82" style:font-size-asian="10pt" style:font-size-complex="10pt"/>
    </style:style>
    <style:style style:name="T104" style:family="text">
      <style:text-properties style:text-position="sub 58%" style:font-name="Liberation Sans1" fo:font-size="10pt" fo:language="en" fo:country="US" officeooo:rsid="005b1887" style:font-size-asian="10pt" style:font-size-complex="10pt"/>
    </style:style>
    <style:style style:name="T105" style:family="text">
      <style:text-properties style:text-position="sub 58%" style:font-name="Liberation Sans1" fo:font-size="10pt" fo:language="en" fo:country="US" officeooo:rsid="005b5d22" style:font-size-asian="10pt" style:font-size-complex="10pt"/>
    </style:style>
    <style:style style:name="T106" style:family="text">
      <style:text-properties style:text-position="sub 58%" style:font-name="Liberation Sans1" fo:font-size="10pt" fo:language="en" fo:country="US" officeooo:rsid="012e4e51" style:font-size-asian="10pt" style:font-size-complex="10pt"/>
    </style:style>
    <style:style style:name="T107" style:family="text">
      <style:text-properties style:text-position="sub 58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108" style:family="text">
      <style:text-properties style:text-position="sub 58%" style:font-name="Liberation Sans1" fo:font-size="10pt" fo:font-weight="normal" officeooo:rsid="0138d828" style:font-size-asian="10pt" style:font-weight-asian="normal" style:font-size-complex="10pt" style:font-weight-complex="normal"/>
    </style:style>
    <style:style style:name="T109" style:family="text">
      <style:text-properties style:text-position="sub 58%" style:font-name="Liberation Sans1" fo:font-size="10pt" fo:font-weight="normal" officeooo:rsid="0060739a" style:font-size-asian="10pt" style:font-weight-asian="normal" style:font-size-complex="10pt" style:font-weight-complex="normal"/>
    </style:style>
    <style:style style:name="T110" style:family="text">
      <style:text-properties style:text-position="sub 58%" style:font-name="Liberation Sans1" officeooo:rsid="00f13f31"/>
    </style:style>
    <style:style style:name="T111" style:family="text">
      <style:text-properties style:text-position="sub 58%" officeooo:rsid="00629f5b"/>
    </style:style>
    <style:style style:name="T112" style:family="text">
      <style:text-properties style:text-position="sub 58%" officeooo:rsid="0069ece3"/>
    </style:style>
    <style:style style:name="T113" style:family="text">
      <style:text-properties style:text-position="sub 58%" officeooo:rsid="006b5d3c"/>
    </style:style>
    <style:style style:name="T114" style:family="text">
      <style:text-properties style:text-position="sub 58%" officeooo:rsid="006381b9"/>
    </style:style>
    <style:style style:name="T115" style:family="text">
      <style:text-properties style:text-position="sub 58%" officeooo:rsid="006ee7f3"/>
    </style:style>
    <style:style style:name="T116" style:family="text">
      <style:text-properties style:text-position="sub 58%" style:font-name-asian="Noto Sans CJK SC Regular" style:font-name-complex="FreeSans2"/>
    </style:style>
    <style:style style:name="T117" style:family="text">
      <style:text-properties style:text-position="sub 58%" officeooo:rsid="00a444b7"/>
    </style:style>
    <style:style style:name="T118" style:family="text">
      <style:text-properties style:text-position="sub 58%" officeooo:rsid="00ba84d9"/>
    </style:style>
    <style:style style:name="T119" style:family="text">
      <style:text-properties style:text-position="sub 58%" officeooo:rsid="00bc40c7"/>
    </style:style>
    <style:style style:name="T120" style:family="text">
      <style:text-properties style:text-position="sub 58%" officeooo:rsid="00c6f487"/>
    </style:style>
    <style:style style:name="T121" style:family="text">
      <style:text-properties style:text-position="sub 58%" officeooo:rsid="00c754ba"/>
    </style:style>
    <style:style style:name="T122" style:family="text">
      <style:text-properties style:text-position="sub 58%" officeooo:rsid="00a87af1"/>
    </style:style>
    <style:style style:name="T123" style:family="text">
      <style:text-properties style:text-position="sub 58%" officeooo:rsid="00e7da66"/>
    </style:style>
    <style:style style:name="T124" style:family="text">
      <style:text-properties style:text-position="sub 58%" fo:language="en" fo:country="US"/>
    </style:style>
    <style:style style:name="T125" style:family="text">
      <style:text-properties style:text-position="sub 58%" fo:language="en" fo:country="US" officeooo:rsid="00ec19a8"/>
    </style:style>
    <style:style style:name="T126" style:family="text">
      <style:text-properties style:text-position="sub 58%" fo:language="en" fo:country="US" officeooo:rsid="018a7305"/>
    </style:style>
    <style:style style:name="T127" style:family="text">
      <style:text-properties style:text-position="sub 58%" officeooo:rsid="00cf48e9"/>
    </style:style>
    <style:style style:name="T128" style:family="text">
      <style:text-properties style:text-position="sub 58%" officeooo:rsid="00f13f31"/>
    </style:style>
    <style:style style:name="T129" style:family="text">
      <style:text-properties style:text-position="sub 58%" officeooo:rsid="0100c081"/>
    </style:style>
    <style:style style:name="T130" style:family="text">
      <style:text-properties style:text-position="sub 58%" officeooo:rsid="01015508"/>
    </style:style>
    <style:style style:name="T131" style:family="text">
      <style:text-properties style:text-position="sub 58%" officeooo:rsid="010a8d4b"/>
    </style:style>
    <style:style style:name="T132" style:family="text">
      <style:text-properties style:text-position="sub 58%" officeooo:rsid="0112266d"/>
    </style:style>
    <style:style style:name="T133" style:family="text">
      <style:text-properties style:text-position="sub 58%" officeooo:rsid="0130ea1f"/>
    </style:style>
    <style:style style:name="T134" style:family="text">
      <style:text-properties style:text-position="sub 58%" officeooo:rsid="01248f82"/>
    </style:style>
    <style:style style:name="T135" style:family="text">
      <style:text-properties style:text-position="sub 58%" fo:font-size="10pt" fo:font-weight="normal" officeooo:rsid="00921dfb" style:font-size-asian="10pt" style:font-weight-asian="normal" style:font-size-complex="10pt" style:font-weight-complex="normal"/>
    </style:style>
    <style:style style:name="T136" style:family="text">
      <style:text-properties style:text-position="sub 58%" officeooo:rsid="00c89aaf"/>
    </style:style>
    <style:style style:name="T137" style:family="text">
      <style:text-properties style:text-position="sub 58%" officeooo:rsid="013d689d"/>
    </style:style>
    <style:style style:name="T138" style:family="text">
      <style:text-properties style:text-position="sub 58%" officeooo:rsid="013d1165"/>
    </style:style>
    <style:style style:name="T139" style:family="text">
      <style:text-properties style:text-position="sub 58%" officeooo:rsid="013e0316"/>
    </style:style>
    <style:style style:name="T140" style:family="text">
      <style:text-properties style:text-position="sub 58%" officeooo:rsid="0140b26b"/>
    </style:style>
    <style:style style:name="T141" style:family="text">
      <style:text-properties style:text-position="sub 58%" officeooo:rsid="014aa873"/>
    </style:style>
    <style:style style:name="T142" style:family="text">
      <style:text-properties style:text-position="sub 58%" officeooo:rsid="014e4295"/>
    </style:style>
    <style:style style:name="T143" style:family="text">
      <style:text-properties style:text-position="sub 58%" officeooo:rsid="01581f69"/>
    </style:style>
    <style:style style:name="T144" style:family="text">
      <style:text-properties style:text-position="sub 58%" officeooo:rsid="016e17e7"/>
    </style:style>
    <style:style style:name="T145" style:family="text">
      <style:text-properties style:text-position="sub 58%" officeooo:rsid="014c70bc"/>
    </style:style>
    <style:style style:name="T146" style:family="text">
      <style:text-properties style:text-position="sub 58%" officeooo:rsid="01707387"/>
    </style:style>
    <style:style style:name="T147" style:family="text">
      <style:text-properties style:text-position="sub 58%" officeooo:rsid="012e4e51"/>
    </style:style>
    <style:style style:name="T148" style:family="text">
      <style:text-properties style:text-position="sub 58%" officeooo:rsid="018a7305"/>
    </style:style>
    <style:style style:name="T149" style:family="text">
      <style:text-properties style:text-position="super 58%"/>
    </style:style>
    <style:style style:name="T150" style:family="text">
      <style:text-properties style:text-position="super 58%" officeooo:rsid="00114b91"/>
    </style:style>
    <style:style style:name="T151" style:family="text">
      <style:text-properties style:text-position="super 58%" style:font-name="Liberation Sans1" fo:language="en" fo:country="US" fo:font-weight="bold" officeooo:rsid="01860c11" style:font-weight-asian="bold" style:font-weight-complex="bold"/>
    </style:style>
    <style:style style:name="T152" style:family="text">
      <style:text-properties fo:font-weight="normal" officeooo:rsid="001c5ad4" style:font-weight-asian="normal" style:font-weight-complex="normal"/>
    </style:style>
    <style:style style:name="T153" style:family="text">
      <style:text-properties fo:font-weight="normal" officeooo:rsid="00c6c305" style:font-weight-asian="normal" style:font-weight-complex="normal"/>
    </style:style>
    <style:style style:name="T154" style:family="text">
      <style:text-properties fo:font-weight="normal" officeooo:rsid="001e9fb4" style:font-weight-asian="normal" style:font-weight-complex="normal"/>
    </style:style>
    <style:style style:name="T155" style:family="text">
      <style:text-properties fo:font-weight="normal" officeooo:rsid="0056cf35" style:font-weight-asian="normal" style:font-weight-complex="normal"/>
    </style:style>
    <style:style style:name="T156" style:family="text">
      <style:text-properties fo:font-weight="normal" officeooo:rsid="00d1966a" style:font-weight-asian="normal" style:font-weight-complex="normal"/>
    </style:style>
    <style:style style:name="T157" style:family="text">
      <style:text-properties fo:font-weight="normal" officeooo:rsid="005c1065" style:font-weight-asian="normal" style:font-weight-complex="normal"/>
    </style:style>
    <style:style style:name="T158" style:family="text">
      <style:text-properties fo:font-weight="normal" officeooo:rsid="005b1887" style:font-weight-asian="normal" style:font-weight-complex="normal"/>
    </style:style>
    <style:style style:name="T159" style:family="text">
      <style:text-properties fo:font-weight="normal" officeooo:rsid="01248f82" style:font-weight-asian="normal" style:font-weight-complex="normal"/>
    </style:style>
    <style:style style:name="T160" style:family="text">
      <style:text-properties fo:font-weight="normal" officeooo:rsid="0129897a" style:font-weight-asian="normal" style:font-weight-complex="normal"/>
    </style:style>
    <style:style style:name="T161" style:family="text">
      <style:text-properties fo:font-weight="normal" officeooo:rsid="0134119b" style:font-weight-asian="normal" style:font-weight-complex="normal"/>
    </style:style>
    <style:style style:name="T162" style:family="text">
      <style:text-properties fo:font-weight="normal" officeooo:rsid="01366997" style:font-weight-asian="normal" style:font-weight-complex="normal"/>
    </style:style>
    <style:style style:name="T163" style:family="text">
      <style:text-properties fo:font-weight="normal" officeooo:rsid="016e17e7" style:font-weight-asian="normal" style:font-weight-complex="normal"/>
    </style:style>
    <style:style style:name="T164" style:family="text">
      <style:text-properties officeooo:rsid="001c5ad4"/>
    </style:style>
    <style:style style:name="T165" style:family="text">
      <style:text-properties officeooo:rsid="00114b91"/>
    </style:style>
    <style:style style:name="T166" style:family="text">
      <style:text-properties officeooo:rsid="001e9fb4"/>
    </style:style>
    <style:style style:name="T167" style:family="text">
      <style:text-properties officeooo:rsid="0022982b"/>
    </style:style>
    <style:style style:name="T168" style:family="text">
      <style:text-properties officeooo:rsid="001d8000"/>
    </style:style>
    <style:style style:name="T169" style:family="text">
      <style:text-properties officeooo:rsid="004dcd95"/>
    </style:style>
    <style:style style:name="T170" style:family="text">
      <style:text-properties officeooo:rsid="005b1887"/>
    </style:style>
    <style:style style:name="T171" style:family="text">
      <style:text-properties officeooo:rsid="005b5d22"/>
    </style:style>
    <style:style style:name="T172" style:family="text">
      <style:text-properties officeooo:rsid="00629f5b"/>
    </style:style>
    <style:style style:name="T173" style:family="text">
      <style:text-properties style:font-name="Liberation Sans1" fo:font-size="10pt" style:font-size-asian="10pt" style:font-size-complex="10pt"/>
    </style:style>
    <style:style style:name="T174" style:family="text">
      <style:text-properties style:font-name="Liberation Sans1" fo:font-size="10pt" officeooo:rsid="014aa873" style:font-size-asian="10pt" style:font-size-complex="10pt"/>
    </style:style>
    <style:style style:name="T175" style:family="text">
      <style:text-properties style:font-name="Liberation Sans1" fo:font-size="10pt" officeooo:rsid="014f4f46" style:font-size-asian="10pt" style:font-size-complex="10pt"/>
    </style:style>
    <style:style style:name="T176" style:family="text">
      <style:text-properties style:font-name="Liberation Sans1" fo:font-size="10pt" officeooo:rsid="01826859" style:font-size-asian="10pt" style:font-size-complex="10pt"/>
    </style:style>
    <style:style style:name="T177" style:family="text">
      <style:text-properties style:font-name="Liberation Sans1" fo:font-size="10pt" officeooo:rsid="018482fb" style:font-size-asian="10pt" style:font-size-complex="10pt"/>
    </style:style>
    <style:style style:name="T178" style:family="text">
      <style:text-properties style:font-name="Liberation Sans1" fo:font-size="10pt" officeooo:rsid="018cdec6" style:font-size-asian="10pt" style:font-size-complex="10pt"/>
    </style:style>
    <style:style style:name="T179" style:family="text">
      <style:text-properties style:font-name="Liberation Sans1" fo:font-size="10pt" style:font-size-asian="8.75pt" style:font-size-complex="10pt"/>
    </style:style>
    <style:style style:name="T180" style:family="text">
      <style:text-properties style:font-name="Liberation Sans1" fo:font-size="10pt" officeooo:rsid="00987bcd" style:font-size-asian="8.75pt" style:font-size-complex="10pt"/>
    </style:style>
    <style:style style:name="T181" style:family="text">
      <style:text-properties style:font-name="Liberation Sans1" fo:font-size="10pt" officeooo:rsid="0099a6c3" style:font-size-asian="8.75pt" style:font-size-complex="10pt"/>
    </style:style>
    <style:style style:name="T182" style:family="text">
      <style:text-properties style:font-name="Liberation Sans1" fo:font-size="10pt" fo:language="en" fo:country="US" style:font-size-asian="10pt" style:font-size-complex="10pt"/>
    </style:style>
    <style:style style:name="T183" style:family="text">
      <style:text-properties style:font-name="Liberation Sans1" fo:font-size="10pt" fo:language="en" fo:country="US" officeooo:rsid="0077f63c" style:font-size-asian="10pt" style:font-size-complex="10pt"/>
    </style:style>
    <style:style style:name="T184" style:family="text">
      <style:text-properties style:font-name="Liberation Sans1" fo:font-size="10pt" fo:language="en" fo:country="US" officeooo:rsid="01248f82" style:font-size-asian="10pt" style:font-size-complex="10pt"/>
    </style:style>
    <style:style style:name="T185" style:family="text">
      <style:text-properties style:font-name="Liberation Sans1" fo:font-size="10pt" fo:language="en" fo:country="US" officeooo:rsid="00a0b0a1" style:font-size-asian="10pt" style:font-size-complex="10pt"/>
    </style:style>
    <style:style style:name="T186" style:family="text">
      <style:text-properties style:font-name="Liberation Sans1" fo:font-size="10pt" fo:language="en" fo:country="US" officeooo:rsid="005b5d22" style:font-size-asian="10pt" style:font-size-complex="10pt"/>
    </style:style>
    <style:style style:name="T187" style:family="text">
      <style:text-properties style:font-name="Liberation Sans1" fo:font-size="10pt" fo:language="en" fo:country="US" officeooo:rsid="0129897a" style:font-size-asian="10pt" style:font-size-complex="10pt"/>
    </style:style>
    <style:style style:name="T188" style:family="text">
      <style:text-properties style:font-name="Liberation Sans1" fo:font-size="10pt" fo:language="en" fo:country="US" officeooo:rsid="00c5d08a" style:font-size-asian="10pt" style:font-size-complex="10pt"/>
    </style:style>
    <style:style style:name="T189" style:family="text">
      <style:text-properties style:font-name="Liberation Sans1" fo:font-size="10pt" fo:language="en" fo:country="US" officeooo:rsid="00844f6b" style:font-size-asian="10pt" style:font-size-complex="10pt"/>
    </style:style>
    <style:style style:name="T190" style:family="text">
      <style:text-properties style:font-name="Liberation Sans1" fo:font-size="10pt" fo:language="en" fo:country="US" officeooo:rsid="012e4e51" style:font-size-asian="10pt" style:font-size-complex="10pt"/>
    </style:style>
    <style:style style:name="T191" style:family="text">
      <style:text-properties style:font-name="Liberation Sans1" fo:font-size="10pt" fo:language="en" fo:country="US" officeooo:rsid="01340ac9" style:font-size-asian="10pt" style:font-size-complex="10pt"/>
    </style:style>
    <style:style style:name="T192" style:family="text">
      <style:text-properties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193" style:family="text">
      <style:text-properties style:font-name="Liberation Sans1" fo:font-size="10pt" fo:language="en" fo:country="US" fo:font-weight="normal" officeooo:rsid="00d1966a" style:font-size-asian="10pt" style:font-weight-asian="normal" style:font-size-complex="10pt" style:font-weight-complex="normal"/>
    </style:style>
    <style:style style:name="T194" style:family="text">
      <style:text-properties style:font-name="Liberation Sans1" fo:font-size="10pt" fo:language="en" fo:country="US" fo:font-weight="normal" officeooo:rsid="005c1065" style:font-size-asian="10pt" style:font-weight-asian="normal" style:font-size-complex="10pt" style:font-weight-complex="normal"/>
    </style:style>
    <style:style style:name="T195" style:family="text">
      <style:text-properties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196" style:family="text">
      <style:text-properties style:font-name="Liberation Sans1" fo:font-size="10pt" fo:language="en" fo:country="US" fo:font-weight="normal" officeooo:rsid="01248f82" style:font-size-asian="10pt" style:font-weight-asian="normal" style:font-size-complex="10pt" style:font-weight-complex="normal"/>
    </style:style>
    <style:style style:name="T197" style:family="text">
      <style:text-properties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98" style:family="text">
      <style:text-properties style:font-name="Liberation Sans1" fo:font-size="10pt" fo:language="en" fo:country="US" fo:font-weight="normal" officeooo:rsid="01340ac9" style:font-size-asian="10pt" style:font-weight-asian="normal" style:font-size-complex="10pt" style:font-weight-complex="normal"/>
    </style:style>
    <style:style style:name="T199" style:family="text">
      <style:text-properties style:font-name="Liberation Sans1" fo:font-size="10pt" fo:background-color="#dde8cb" loext:char-shading-value="0" style:font-size-asian="10pt" style:font-size-complex="10pt"/>
    </style:style>
    <style:style style:name="T200" style:family="text">
      <style:text-properties style:font-name="Liberation Sans1" officeooo:rsid="00d14837"/>
    </style:style>
    <style:style style:name="T201" style:family="text">
      <style:text-properties style:font-name="Liberation Sans1" fo:language="en" fo:country="US" fo:font-weight="bold" style:font-weight-asian="bold" style:font-weight-complex="bold"/>
    </style:style>
    <style:style style:name="T202" style:family="text">
      <style:text-properties style:font-name="Liberation Sans1" fo:language="en" fo:country="US" fo:font-weight="bold" officeooo:rsid="004dcd95" style:font-weight-asian="bold" style:font-weight-complex="bold"/>
    </style:style>
    <style:style style:name="T203" style:family="text">
      <style:text-properties style:font-name="Liberation Sans1" fo:language="en" fo:country="US" fo:font-weight="bold" officeooo:rsid="009b22e5" style:font-weight-asian="bold" style:font-weight-complex="bold"/>
    </style:style>
    <style:style style:name="T204" style:family="text">
      <style:text-properties style:font-name="Liberation Sans1" fo:language="en" fo:country="US" fo:font-weight="bold" officeooo:rsid="012e4e51" style:font-weight-asian="bold" style:font-weight-complex="bold"/>
    </style:style>
    <style:style style:name="T205" style:family="text">
      <style:text-properties style:font-name="Liberation Sans1" fo:language="en" fo:country="US" fo:font-weight="bold" officeooo:rsid="01860c11" style:font-weight-asian="bold" style:font-weight-complex="bold"/>
    </style:style>
    <style:style style:name="T206" style:family="text">
      <style:text-properties style:font-name="Liberation Sans1" officeooo:rsid="00efb16a"/>
    </style:style>
    <style:style style:name="T207" style:family="text">
      <style:text-properties style:font-name="Liberation Sans1" officeooo:rsid="00f13f31"/>
    </style:style>
    <style:style style:name="T208" style:family="text">
      <style:text-properties style:font-name="Liberation Sans1" officeooo:rsid="0103cf83"/>
    </style:style>
    <style:style style:name="T209" style:family="text">
      <style:text-properties style:font-name="Liberation Sans1" officeooo:rsid="013bf727"/>
    </style:style>
    <style:style style:name="T210" style:family="text">
      <style:text-properties style:font-name="Liberation Sans1" officeooo:rsid="0167ec1f"/>
    </style:style>
    <style:style style:name="T211" style:family="text">
      <style:text-properties officeooo:rsid="006381b9"/>
    </style:style>
    <style:style style:name="T212" style:family="text">
      <style:text-properties officeooo:rsid="0069ece3"/>
    </style:style>
    <style:style style:name="T213" style:family="text">
      <style:text-properties officeooo:rsid="0077f63c"/>
    </style:style>
    <style:style style:name="T214" style:family="text">
      <style:text-properties officeooo:rsid="0091ed21"/>
    </style:style>
    <style:style style:name="T215" style:family="text">
      <style:text-properties officeooo:rsid="00921dfb"/>
    </style:style>
    <style:style style:name="T216" style:family="text">
      <style:text-properties officeooo:rsid="00987bcd"/>
    </style:style>
    <style:style style:name="T217" style:family="text">
      <style:text-properties style:font-name="Liberation Sans" style:font-name-asian="Liberation Sans" style:font-name-complex="Liberation Sans"/>
    </style:style>
    <style:style style:name="T218" style:family="text">
      <style:text-properties style:font-name-asian="Noto Sans CJK SC Regular" style:font-name-complex="FreeSans2"/>
    </style:style>
    <style:style style:name="T219" style:family="text">
      <style:text-properties officeooo:rsid="014f4f46" style:font-name-asian="Noto Sans CJK SC Regular" style:font-name-complex="FreeSans2"/>
    </style:style>
    <style:style style:name="T220" style:family="text">
      <style:text-properties officeooo:rsid="009f2cb1"/>
    </style:style>
    <style:style style:name="T221" style:family="text">
      <style:text-properties officeooo:rsid="00a444b7"/>
    </style:style>
    <style:style style:name="T222" style:family="text">
      <style:text-properties officeooo:rsid="00b00c00"/>
    </style:style>
    <style:style style:name="T223" style:family="text">
      <style:text-properties officeooo:rsid="00ba84d9"/>
    </style:style>
    <style:style style:name="T224" style:family="text">
      <style:text-properties officeooo:rsid="00c49749"/>
    </style:style>
    <style:style style:name="T225" style:family="text">
      <style:text-properties officeooo:rsid="00c6c305"/>
    </style:style>
    <style:style style:name="T226" style:family="text">
      <style:text-properties officeooo:rsid="00cf48e9"/>
    </style:style>
    <style:style style:name="T227" style:family="text">
      <style:text-properties fo:language="en" fo:country="US"/>
    </style:style>
    <style:style style:name="T228" style:family="text">
      <style:text-properties fo:language="en" fo:country="US" officeooo:rsid="00986910"/>
    </style:style>
    <style:style style:name="T229" style:family="text">
      <style:text-properties fo:language="en" fo:country="US" officeooo:rsid="00ec19a8"/>
    </style:style>
    <style:style style:name="T230" style:family="text">
      <style:text-properties fo:language="en" fo:country="US" officeooo:rsid="00fbbd8e"/>
    </style:style>
    <style:style style:name="T231" style:family="text">
      <style:text-properties fo:language="en" fo:country="US" officeooo:rsid="018a7305"/>
    </style:style>
    <style:style style:name="T232" style:family="text">
      <style:text-properties officeooo:rsid="00ec19a8"/>
    </style:style>
    <style:style style:name="T233" style:family="text">
      <style:text-properties officeooo:rsid="00f13f31"/>
    </style:style>
    <style:style style:name="T234" style:family="text">
      <style:text-properties officeooo:rsid="00f2c970"/>
    </style:style>
    <style:style style:name="T235" style:family="text">
      <style:text-properties officeooo:rsid="0100c081"/>
    </style:style>
    <style:style style:name="T236" style:family="text">
      <style:text-properties officeooo:rsid="0103cf83"/>
    </style:style>
    <style:style style:name="T237" style:family="text">
      <style:text-properties officeooo:rsid="0112266d"/>
    </style:style>
    <style:style style:name="T238" style:family="text">
      <style:text-properties officeooo:rsid="012e4e51"/>
    </style:style>
    <style:style style:name="T239" style:family="text">
      <style:text-properties officeooo:rsid="01248f82"/>
    </style:style>
    <style:style style:name="T240" style:family="text">
      <style:text-properties officeooo:rsid="0129897a"/>
    </style:style>
    <style:style style:name="T241" style:family="text">
      <style:text-properties officeooo:rsid="00a0b0a1"/>
    </style:style>
    <style:style style:name="T242" style:family="text">
      <style:text-properties officeooo:rsid="0064d661"/>
    </style:style>
    <style:style style:name="T243" style:family="text">
      <style:text-properties officeooo:rsid="013bf727"/>
    </style:style>
    <style:style style:name="T244" style:family="text">
      <style:text-properties officeooo:rsid="00d14837"/>
    </style:style>
    <style:style style:name="T245" style:family="text">
      <style:text-properties officeooo:rsid="00efb16a"/>
    </style:style>
    <style:style style:name="T246" style:family="text">
      <style:text-properties officeooo:rsid="013d1165"/>
    </style:style>
    <style:style style:name="T247" style:family="text">
      <style:text-properties officeooo:rsid="013d689d"/>
    </style:style>
    <style:style style:name="T248" style:family="text">
      <style:text-properties officeooo:rsid="013e0316"/>
    </style:style>
    <style:style style:name="T249" style:family="text">
      <style:text-properties fo:font-size="10pt" fo:font-weight="normal" officeooo:rsid="00921dfb" style:font-size-asian="10pt" style:font-weight-asian="normal" style:font-size-complex="10pt" style:font-weight-complex="normal"/>
    </style:style>
    <style:style style:name="T250" style:family="text">
      <style:text-properties officeooo:rsid="013fe9ec"/>
    </style:style>
    <style:style style:name="T251" style:family="text">
      <style:text-properties officeooo:rsid="014aa873"/>
    </style:style>
    <style:style style:name="T252" style:family="text">
      <style:text-properties officeooo:rsid="012ed03c"/>
    </style:style>
    <style:style style:name="T253" style:family="text">
      <style:text-properties officeooo:rsid="014f4f46"/>
    </style:style>
    <style:style style:name="T254" style:family="text">
      <style:text-properties officeooo:rsid="0167ec1f"/>
    </style:style>
    <style:style style:name="T255" style:family="text">
      <style:text-properties officeooo:rsid="016e17e7"/>
    </style:style>
    <style:style style:name="T256" style:family="text">
      <style:text-properties officeooo:rsid="014c70bc"/>
    </style:style>
    <style:style style:name="T257" style:family="text">
      <style:text-properties officeooo:rsid="01707387"/>
    </style:style>
    <style:style style:name="T258" style:family="text">
      <style:text-properties fo:background-color="#dde8cb" loext:char-shading-value="0"/>
    </style:style>
    <style:style style:name="T259" style:family="text">
      <style:text-properties officeooo:rsid="018482fb" fo:background-color="#dde8cb" loext:char-shading-value="0"/>
    </style:style>
    <style:style style:name="T260" style:family="text">
      <style:text-properties fo:background-color="#ffffd7" loext:char-shading-value="0"/>
    </style:style>
    <style:style style:name="T261" style:family="text">
      <style:text-properties officeooo:rsid="013fe9ec" fo:background-color="#ffffd7" loext:char-shading-value="0"/>
    </style:style>
    <style:style style:name="T262" style:family="text">
      <style:text-properties officeooo:rsid="018a7305"/>
    </style:style>
    <style:style style:name="T263" style:family="text">
      <style:text-properties officeooo:rsid="018c0b9b"/>
    </style:style>
    <style:style style:name="T264" style:family="text">
      <style:text-properties officeooo:rsid="018cde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Scaling Definitions <text:line-break/></text:p>
      <text:p text:style-name="P52"/>
      <text:p text:style-name="P52"/>
      <text:p text:style-name="P52">1) Consensus <text:span text:style-name="T169">(Old) </text:span></text:p>
      <text:p text:style-name="P1"/>
      <text:p text:style-name="P2">Define</text:p>
      <text:p text:style-name="P1"/>
      <text:p text:style-name="P1">Z<text:span text:style-name="T62">M</text:span> = 300000 bytes ; Minimum penalty free zone.</text:p>
      <text:p text:style-name="P1"/>
      <text:p text:style-name="P1">M<text:span text:style-name="T62">B</text:span> = Block weight in bytes.</text:p>
      <text:p text:style-name="P1"/>
      <text:p text:style-name="P8">M<text:span text:style-name="T62">L</text:span> = The median over the last 100000 blocks of max((min (M<text:span text:style-name="T62">B</text:span> , <text:span text:style-name="T238">1.7</text:span>M<text:span text:style-name="T62">L</text:span>), Z<text:span text:style-name="T62">M</text:span> , M<text:span text:style-name="T62">L</text:span>/<text:span text:style-name="T238">1.7</text:span>) ; recursive calculation for M<text:span text:style-name="T62">L</text:span> with M<text:span text:style-name="T62">L</text:span> starting at <text:span text:style-name="T237">M</text:span><text:span text:style-name="T132">L</text:span> <text:span text:style-name="T237">of previous 100001 block (currently = Z</text:span><text:span text:style-name="T132">M</text:span><text:span text:style-name="T45">)</text:span>; <text:span text:style-name="T226">L</text:span>ong <text:span text:style-name="T220">t</text:span>erm <text:span text:style-name="T220">m</text:span>edian</text:p>
      <text:p text:style-name="P1"/>
      <text:p text:style-name="P8">M<text:span text:style-name="T62">L</text:span> ; <text:span text:style-name="T238">Dynamic p</text:span>enalty free zone.</text:p>
      <text:p text:style-name="P1"/>
      <text:p text:style-name="Standard"><text:span text:style-name="T182">M</text:span><text:span text:style-name="T100">S</text:span><text:span text:style-name="T182"> = the median over the last 100 blocks of max(M</text:span><text:span text:style-name="T100">B</text:span><text:span text:style-name="T182"> , </text:span><text:span text:style-name="T190">M</text:span><text:span text:style-name="T106">L</text:span><text:span text:style-name="T182">) ; </text:span><text:span text:style-name="T183">Effective s</text:span><text:span text:style-name="T182">hort term median.</text:span></text:p>
      <text:p text:style-name="P1"/>
      <text:p text:style-name="P3">M<text:span text:style-name="T62">N</text:span> = min(M<text:span text:style-name="T62">S</text:span> , 50M<text:span text:style-name="T62">L</text:span>) ; <text:span text:style-name="T212">Median for Penalty calculation.</text:span></text:p>
      <text:p text:style-name="P1"/>
      <text:p text:style-name="P1"/>
      <text:p text:style-name="P1">R<text:span text:style-name="T62">Base</text:span> = Block Reward.</text:p>
      <text:p text:style-name="P1"/>
      <text:p text:style-name="P4">0 &lt; M<text:span text:style-name="T62">B</text:span> <text:span text:style-name="T217">≤</text:span><text:span text:style-name="T218"> 2M</text:span><text:span text:style-name="T116">N</text:span><text:span text:style-name="T218"> ; Requirement for </text:span><text:span text:style-name="T219">a </text:span><text:span text:style-name="T218">valid block.</text:span></text:p>
      <text:p text:style-name="P1"/>
      <text:p text:style-name="P1">B = M<text:span text:style-name="T62">B</text:span> /M<text:span text:style-name="T62">N</text:span> - 1 where -1 <text:span text:style-name="T216">&lt;</text:span> B ≤ 1</text:p>
      <text:p text:style-name="P1"/>
      <text:p text:style-name="P1">P<text:span text:style-name="T62">B</text:span> = <text:s/>R<text:span text:style-name="T62">Base</text:span>B<text:span text:style-name="T149">2</text:span> <text:s text:c="2"/>for B &gt; 0 ; Monero applies a penalty P<text:span text:style-name="T62">B</text:span>, to increase the block weight by B; <text:s/>P<text:span text:style-name="T62">B</text:span> = <text:s/>0 for B ≤ 0 </text:p>
      <text:p text:style-name="P1"/>
      <text:p text:style-name="P9"><text:tab/><text:tab/><text:tab/><text:tab/><text:tab/><text:tab/></text:p>
      <text:p text:style-name="P137"><text:span text:style-name="T202">Scaling </text:span><text:span text:style-name="T201">Definitions </text:span><text:span text:style-name="T203">(</text:span><text:span text:style-name="T205">17</text:span><text:span text:style-name="T151">th</text:span><text:span text:style-name="T205"> December</text:span><text:span text:style-name="T203"> 202</text:span><text:span text:style-name="T204">5</text:span><text:span text:style-name="T203"> </text:span><text:span text:style-name="T205">MRL meeting</text:span><text:span text:style-name="T203">)</text:span></text:p>
      <text:p text:style-name="P138"/>
      <text:p text:style-name="P51"/>
      <text:p text:style-name="P52">1) Consensus (New)</text:p>
      <text:p text:style-name="P1"/>
      <text:p text:style-name="P2">Define</text:p>
      <text:p text:style-name="P1"/>
      <text:p text:style-name="P136"><text:span text:style-name="T182">Z</text:span><text:span text:style-name="T100">M</text:span><text:span text:style-name="T182"> = </text:span><text:span text:style-name="T199">625000</text:span><text:span text:style-name="T182"> bytes ; Minimum penalty free zone.</text:span></text:p>
      <text:p text:style-name="P1"/>
      <text:p text:style-name="P1">M<text:span text:style-name="T62">B</text:span> = Block weight in bytes. </text:p>
      <text:p text:style-name="P1"/>
      <text:p text:style-name="P1">M<text:span text:style-name="T62">L</text:span> = The median over the last 100000 blocks of max((min (M<text:span text:style-name="T62">B</text:span> , <text:span text:style-name="T259">1.</text:span><text:span text:style-name="T258">2</text:span>M<text:span text:style-name="T62">L</text:span>), Z<text:span text:style-name="T62">M</text:span> , M<text:span text:style-name="T62">L</text:span>/<text:span text:style-name="T259">1.</text:span><text:span text:style-name="T258">2</text:span>) ; recursive calculation for M<text:span text:style-name="T62">L</text:span> with M<text:span text:style-name="T62">L</text:span> starting at <text:span text:style-name="T237">M</text:span><text:span text:style-name="T132">L</text:span> <text:span text:style-name="T237">of previous 100001 block (currently = Z</text:span><text:span text:style-name="T132">M</text:span><text:span text:style-name="T45">)</text:span>; <text:span text:style-name="T226">L</text:span>ong <text:span text:style-name="T220">t</text:span>erm <text:span text:style-name="T220">m</text:span>edian</text:p>
      <text:p text:style-name="P1"/>
      <text:p text:style-name="P8">M<text:span text:style-name="T62">L</text:span> ; <text:span text:style-name="T238">Dynamic p</text:span>enalty free zone.</text:p>
      <text:p text:style-name="P1"/>
      <text:p text:style-name="P12">M<text:span text:style-name="T62">S</text:span> = <text:span text:style-name="T262">T</text:span>he median over the last 100 blocks of M<text:span text:style-name="T62">B</text:span> ; <text:span text:style-name="T213"><text:s/></text:span><text:span text:style-name="T262">S</text:span>hort <text:span text:style-name="T263">T</text:span>erm <text:span text:style-name="T263">M</text:span>edian.</text:p>
      <text:p text:style-name="P1"/>
      <text:p text:style-name="P141"><text:span text:style-name="T212">M</text:span><text:span text:style-name="T112">N</text:span><text:span text:style-name="T212"> = M</text:span><text:span text:style-name="T112">S</text:span><text:span text:style-name="T212"> m</text:span><text:span text:style-name="T262">in</text:span><text:span text:style-name="T238">(m</text:span><text:span text:style-name="T262">ax</text:span><text:span text:style-name="T212">(M</text:span><text:span text:style-name="T148">S</text:span><text:span text:style-name="T212"> , </text:span><text:span text:style-name="T238">M</text:span><text:span text:style-name="T147">L</text:span><text:span text:style-name="T61">) ,</text:span><text:span text:style-name="T212"> </text:span><text:span text:style-name="T262">8</text:span><text:span text:style-name="T223">M</text:span><text:span text:style-name="T118">L</text:span><text:span text:style-name="T212">); Median for Penalty </text:span><text:span text:style-name="T264">C</text:span><text:span text:style-name="T212">alculation.</text:span></text:p>
      <text:p text:style-name="P1"/>
      <text:p text:style-name="P1">R<text:span text:style-name="T62">Base</text:span> = Block Reward.</text:p>
      <text:p text:style-name="P1"/>
      <text:p text:style-name="P5">0 &lt; M<text:span text:style-name="T62">B</text:span> <text:span text:style-name="T217">≤ </text:span><text:span text:style-name="T218">2M</text:span><text:span text:style-name="T116">N</text:span><text:span text:style-name="T218">, </text:span><text:span text:style-name="T51"><text:s/></text:span><text:span text:style-name="T218">; Requirement for valid block.</text:span></text:p>
      <text:p text:style-name="P6"/>
      <text:p text:style-name="P1">B = M<text:span text:style-name="T62">B</text:span> /M<text:span text:style-name="T62">N</text:span> - 1 where -1 <text:span text:style-name="T216">&lt;</text:span> B ≤ 1</text:p>
      <text:p text:style-name="P1"/>
      <text:p text:style-name="P1">P<text:span text:style-name="T62">B</text:span> = <text:s/>R<text:span text:style-name="T62">Base</text:span>B<text:span text:style-name="T149">2</text:span> for B &gt; 0 ; Monero applies a penalty P<text:span text:style-name="T62">B</text:span>, to increase the block weight by B; <text:s/>P<text:span text:style-name="T62">B</text:span> = <text:s/>0 for B ≤ 0 </text:p>
      <text:p text:style-name="P1"/>
      <text:p text:style-name="P23">Changes</text:p>
      <text:p text:style-name="P143"/>
      <text:p text:style-name="P126"><text:span text:style-name="T177">1</text:span><text:span text:style-name="T174">) </text:span><text:span text:style-name="T173">Maximum growth of M</text:span><text:span text:style-name="T89">S</text:span><text:span text:style-name="T173"> is reduced from 50M</text:span><text:span text:style-name="T89">L</text:span><text:span text:style-name="T173"> to </text:span><text:span text:style-name="T176">8</text:span><text:span text:style-name="T173">M</text:span><text:span text:style-name="T89">L</text:span><text:span text:style-name="T21"> </text:span></text:p>
      <text:p text:style-name="P125"><text:span text:style-name="T174">3</text:span><text:span text:style-name="T173">) Rate of growth and decline of M</text:span><text:span text:style-name="T89">L</text:span><text:span text:style-name="T173"> is </text:span><text:span text:style-name="T177">de</text:span><text:span text:style-name="T173">creased from 1.</text:span><text:span text:style-name="T177">7</text:span><text:span text:style-name="T173">x to </text:span><text:span text:style-name="T177">1.</text:span><text:span text:style-name="T173">2x</text:span></text:p>
      <text:p text:style-name="P144"><text:span text:style-name="T175">4</text:span><text:span text:style-name="T173">) Z</text:span><text:span text:style-name="T89">M</text:span><text:span text:style-name="T173"> is increased from 300000 bytes to </text:span><text:span text:style-name="T199">625000</text:span><text:span text:style-name="T173"> bytes</text:span></text:p>
      <text:p text:style-name="P145"><text:span text:style-name="T173">5) Definition change to reflect the code. </text:span><text:span text:style-name="T178">Also M</text:span><text:span text:style-name="T92">N</text:span><text:span text:style-name="T178"> is added to the transitional consideration and M</text:span><text:span text:style-name="T92">SW</text:span><text:span text:style-name="T178"> removed M</text:span><text:span text:style-name="T92">SW</text:span><text:span text:style-name="T178"> is no longer relevant since the short term median is no longer used for the fee calculation. </text:span></text:p>
      <text:p text:style-name="P139"/>
      <text:p text:style-name="P140"/>
      <text:p text:style-name="P140"/>
      <text:p text:style-name="P140"/>
      <text:p text:style-name="P1"/>
      <text:p text:style-name="P10"/>
      <text:p text:style-name="P11"/>
      <text:p text:style-name="P54"><text:span text:style-name="T54">2</text:span><text:span text:style-name="T55">a</text:span><text:span text:style-name="T54">) </text:span><text:span text:style-name="T56">M</text:span><text:span text:style-name="T53">inimum Fee </text:span><text:span text:style-name="T57">For </text:span><text:span text:style-name="T53">Node </text:span><text:span text:style-name="T58">Relay</text:span><text:span text:style-name="T53"> </text:span><text:span text:style-name="T59">(</text:span><text:span text:style-name="T60">O</text:span><text:span text:style-name="T59">ld)</text:span><text:span text:style-name="T19"> </text:span></text:p>
      <text:p text:style-name="P63"/>
      <text:p text:style-name="P135"><text:span text:style-name="T37">W</text:span><text:span text:style-name="T39">e add a, penalty attracting, transaction T with a size of T</text:span><text:span text:style-name="T102">T </text:span><text:span text:style-name="T181">to </text:span><text:span text:style-name="T180">a block of weight M</text:span><text:span text:style-name="T93">B</text:span><text:span text:style-name="T180"> </text:span><text:span text:style-name="T38"><text:s/></text:span></text:p>
      <text:p text:style-name="P86"/>
      <text:p text:style-name="P88">Define</text:p>
      <text:p text:style-name="P88"/>
      <text:p text:style-name="P42">T<text:span text:style-name="T62">R</text:span> = <text:span text:style-name="T222">3</text:span>000 bytes ; Reference Transaction weight. <text:span text:style-name="T226">Note: </text:span>T<text:span text:style-name="T62">R</text:span> <text:span text:style-name="T226">must be greater than T</text:span><text:span text:style-name="T127">2</text:span><text:span text:style-name="T226">. T</text:span><text:span text:style-name="T127">2</text:span><text:span text:style-name="T226"> equals the we</text:span>ight in bytes of a 2 input and 2 output transaction.</text:p>
      <text:p text:style-name="P88"/>
      <text:p text:style-name="P34"><text:span text:style-name="T1">B</text:span><text:span text:style-name="T62">T</text:span><text:span text:style-name="T1"> = T</text:span><text:span text:style-name="T62">T</text:span><text:span text:style-name="T1"> / M</text:span><text:span text:style-name="T62">N</text:span></text:p>
      <text:p text:style-name="P86"/>
      <text:p text:style-name="P34"><text:span text:style-name="T1">P</text:span><text:span text:style-name="T62">BT</text:span><text:span text:style-name="T1"> = R</text:span><text:span text:style-name="T84">B</text:span><text:span text:style-name="T62">ase</text:span><text:span text:style-name="T1">(B+B</text:span><text:span text:style-name="T62">T</text:span><text:span text:style-name="T1">)</text:span><text:span text:style-name="T149">2</text:span><text:span text:style-name="T1"> <text:s/></text:span><text:span text:style-name="T10">= <text:s/></text:span><text:span text:style-name="T1">R</text:span><text:span text:style-name="T78">b</text:span><text:span text:style-name="T62">ase</text:span><text:span text:style-name="T1">( B</text:span><text:span text:style-name="T149">2</text:span><text:span text:style-name="T1"> </text:span><text:span text:style-name="T10">+</text:span><text:span text:style-name="T1"> <text:s/>2BB</text:span><text:span text:style-name="T62">T</text:span><text:span text:style-name="T1"> + B</text:span><text:span text:style-name="T62">T</text:span><text:span text:style-name="T149">2</text:span><text:span text:style-name="T1"> )</text:span><text:span text:style-name="T10"> </text:span><text:span text:style-name="T1">; The new penalty, where B + B</text:span><text:span text:style-name="T62">T</text:span><text:span text:style-name="T1"> &gt; 0</text:span></text:p>
      <text:p text:style-name="P86"/>
      <text:p text:style-name="P34"><text:span text:style-name="T1">P</text:span><text:span text:style-name="T62">T</text:span><text:span text:style-name="T1"> = P</text:span><text:span text:style-name="T62">BT</text:span><text:span text:style-name="T1"> – P</text:span><text:span text:style-name="T62">B </text:span><text:span text:style-name="T1"><text:s text:c="2"/></text:span><text:span text:style-name="T10">=</text:span><text:span text:style-name="T1"> <text:s/>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; </text:span><text:span text:style-name="T11">Increase in penalty from adding transaction T</text:span></text:p>
      <text:p text:style-name="P86"/>
      <text:p text:style-name="P34"><text:span text:style-name="T1">F</text:span><text:span text:style-name="T62">T</text:span><text:span text:style-name="T1"> = 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<text:s/>; The additional fee required to overcome the increase in penalty P</text:span><text:span text:style-name="T62">T</text:span><text:span text:style-name="T1"> </text:span></text:p>
      <text:p text:style-name="P86"/>
      <text:p text:style-name="P96">For the case B = 0 this reduces to <text:span text:style-name="T165">F</text:span><text:span text:style-name="T77">T</text:span><text:span text:style-name="T165"> = R</text:span><text:span text:style-name="T78">B</text:span><text:span text:style-name="T77">ase</text:span><text:span text:style-name="T165">B</text:span><text:span text:style-name="T77">T</text:span><text:span text:style-name="T150">2</text:span><text:span text:style-name="T165"> </text:span></text:p>
      <text:p text:style-name="P97"/>
      <text:p text:style-name="P75"><text:span text:style-name="T164">M</text:span><text:span text:style-name="T82">F</text:span><text:span text:style-name="T164"> <text:s/>= <text:s/>M</text:span><text:span text:style-name="T82">L</text:span><text:span text:style-name="T164"> ; Median for minimum fee calculation<text:line-break/></text:span></text:p>
      <text:p text:style-name="P108">To calculate the minimum fee <text:span text:style-name="T221">we consider a transaction of weight T</text:span><text:span text:style-name="T117">R</text:span><text:span text:style-name="T221"> at the start of the penalty, B = 0 with M</text:span><text:span text:style-name="T117">N</text:span><text:span text:style-name="T221"> = M</text:span><text:span text:style-name="T131">F</text:span><text:span text:style-name="T221"> 95% of the fee required to pay the penalty incurred is the minimum fee. </text:span></text:p>
      <text:p text:style-name="P78"/>
      <text:p text:style-name="P35"><text:span text:style-name="T2">B</text:span><text:span text:style-name="T66">R</text:span><text:span text:style-name="T69">L</text:span><text:span text:style-name="T2"> = T</text:span><text:span text:style-name="T65">R</text:span><text:span text:style-name="T2"> / </text:span><text:span text:style-name="T4">M</text:span><text:span text:style-name="T67">F</text:span><text:span text:style-name="T66"> </text:span><text:span text:style-name="T3">; <text:s/></text:span></text:p>
      <text:p text:style-name="P106"/>
      <text:p text:style-name="P98"><text:span text:style-name="T165">F</text:span><text:span text:style-name="T81">R</text:span><text:span text:style-name="T165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50">2</text:span><text:span text:style-name="T165"> <text:s/>; <text:s/>Fee required to pay the penalty incurred</text:span></text:p>
      <text:p text:style-name="P98"/>
      <text:p text:style-name="P98"><text:span text:style-name="T166">f</text:span><text:span text:style-name="T81">R</text:span><text:span text:style-name="T166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65">/M</text:span><text:span text:style-name="T119">F</text:span><text:span text:style-name="T165"> ; Fee required to pay the penalty incurred per byte for a given M</text:span><text:span text:style-name="T119">F</text:span></text:p>
      <text:p text:style-name="P98"/>
      <text:p text:style-name="P98"><text:span text:style-name="T166">f</text:span><text:span text:style-name="T123">I</text:span><text:span text:style-name="T166"> = 0.95f</text:span><text:span text:style-name="T83">R</text:span><text:span text:style-name="T166"> </text:span><text:span text:style-name="T167"><text:s/>; Minimum fee per byte</text:span></text:p>
      <text:p text:style-name="P129"/>
      <text:p text:style-name="P65"/>
      <text:p text:style-name="P61"><text:span text:style-name="T14">2</text:span><text:span text:style-name="T15">a</text:span><text:span text:style-name="T14">) </text:span><text:span text:style-name="T16">M</text:span><text:span text:style-name="T13">inimum Fee </text:span><text:span text:style-name="T17">For </text:span><text:span text:style-name="T13">Node </text:span><text:span text:style-name="T18">Relay</text:span><text:span text:style-name="T13"> (New)</text:span><text:span text:style-name="T12"> </text:span></text:p>
      <text:p text:style-name="P64"/>
      <text:p text:style-name="P130"><text:span text:style-name="T37">W</text:span><text:span text:style-name="T38">e add a, penalty attracting, transaction T with a size of T</text:span><text:span text:style-name="T101">T </text:span><text:span text:style-name="T179"><text:s/></text:span><text:span text:style-name="T180">to a block of weight M</text:span><text:span text:style-name="T93">B</text:span><text:span text:style-name="T180"> </text:span><text:span text:style-name="T38"><text:s/></text:span></text:p>
      <text:p text:style-name="P81"/>
      <text:p text:style-name="P87">Define</text:p>
      <text:p text:style-name="P87"/>
      <text:p text:style-name="P42">T<text:span text:style-name="T62">R</text:span> = <text:span text:style-name="T238">10</text:span>000 bytes ; Reference Transaction weight. <text:span text:style-name="T226">Note: </text:span>T<text:span text:style-name="T62">R</text:span> <text:span text:style-name="T226">must be greater than T</text:span><text:span text:style-name="T127">2</text:span><text:span text:style-name="T226">. T</text:span><text:span text:style-name="T127">2</text:span><text:span text:style-name="T226"> equals the we</text:span>ight in bytes of a 2 input and 2 output transaction. </text:p>
      <text:p text:style-name="P87"/>
      <text:p text:style-name="P28"><text:span text:style-name="T1">B</text:span><text:span text:style-name="T62">T</text:span><text:span text:style-name="T1"> = T</text:span><text:span text:style-name="T62">T</text:span><text:span text:style-name="T1"> / M</text:span><text:span text:style-name="T62">N</text:span></text:p>
      <text:p text:style-name="P81"/>
      <text:p text:style-name="P29"><text:span text:style-name="T1">P</text:span><text:span text:style-name="T62">BT</text:span><text:span text:style-name="T1"> = R</text:span><text:span text:style-name="T84">B</text:span><text:span text:style-name="T62">ase</text:span><text:span text:style-name="T1">(B+B</text:span><text:span text:style-name="T62">T</text:span><text:span text:style-name="T1">)</text:span><text:span text:style-name="T149">2</text:span><text:span text:style-name="T1"> <text:s/></text:span><text:span text:style-name="T10">= <text:s/></text:span><text:span text:style-name="T1">R</text:span><text:span text:style-name="T78">b</text:span><text:span text:style-name="T62">ase</text:span><text:span text:style-name="T1">( B</text:span><text:span text:style-name="T149">2</text:span><text:span text:style-name="T1"> </text:span><text:span text:style-name="T10">+</text:span><text:span text:style-name="T1"> <text:s/>2BB</text:span><text:span text:style-name="T62">T</text:span><text:span text:style-name="T1"> + B</text:span><text:span text:style-name="T62">T</text:span><text:span text:style-name="T149">2</text:span><text:span text:style-name="T1"> )</text:span><text:span text:style-name="T10"> </text:span><text:span text:style-name="T1">; The new penalty, where B + B</text:span><text:span text:style-name="T62">T</text:span><text:span text:style-name="T1"> &gt; 0</text:span></text:p>
      <text:p text:style-name="P82"/>
      <text:p text:style-name="P29"><text:span text:style-name="T1">P</text:span><text:span text:style-name="T62">T</text:span><text:span text:style-name="T1"> = P</text:span><text:span text:style-name="T62">BT</text:span><text:span text:style-name="T1"> – P</text:span><text:span text:style-name="T62">B </text:span><text:span text:style-name="T1"><text:s text:c="2"/></text:span><text:span text:style-name="T10">=</text:span><text:span text:style-name="T1"> <text:s/>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; </text:span><text:span text:style-name="T11">Increase in penalty from adding transaction T</text:span></text:p>
      <text:p text:style-name="P81"/>
      <text:p text:style-name="P30"><text:span text:style-name="T1">F</text:span><text:span text:style-name="T62">T</text:span><text:span text:style-name="T1"> = 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<text:s/>; The additional fee required to overcome the increase in penalty P</text:span><text:span text:style-name="T62">T</text:span><text:span text:style-name="T1"> </text:span></text:p>
      <text:p text:style-name="P81"/>
      <text:p text:style-name="P89">For the case B = 0 this reduces to <text:span text:style-name="T165">F</text:span><text:span text:style-name="T77">T</text:span><text:span text:style-name="T165"> = R</text:span><text:span text:style-name="T78">B</text:span><text:span text:style-name="T77">ase</text:span><text:span text:style-name="T165">B</text:span><text:span text:style-name="T77">T</text:span><text:span text:style-name="T150">2</text:span><text:span text:style-name="T165"> </text:span></text:p>
      <text:p text:style-name="P83"/>
      <text:p text:style-name="P100"><text:span text:style-name="T152">M</text:span><text:span text:style-name="T63">F</text:span><text:span text:style-name="T152"> = <text:s/></text:span>M<text:span text:style-name="T62">L</text:span> <text:span text:style-name="T235"><text:s/></text:span>; Median for <text:span text:style-name="T168">minimum </text:span>fee calculation</text:p>
      <text:p text:style-name="P100"/>
      <text:p text:style-name="P107">To calculate the minimum fee <text:span text:style-name="T221">we consider a transaction of weight T</text:span><text:span text:style-name="T117">R</text:span><text:span text:style-name="T221"> at the start of the penalty, B = 0 with M</text:span><text:span text:style-name="T117">N</text:span><text:span text:style-name="T221"> = M</text:span><text:span text:style-name="T131">F</text:span><text:span text:style-name="T221"> </text:span><text:span text:style-name="T251">100</text:span><text:span text:style-name="T221">% of the fee required to pay the penalty incurred is the minimum fee. </text:span></text:p>
      <text:p text:style-name="P101"/>
      <text:p text:style-name="P31"><text:span text:style-name="T2">B</text:span><text:span text:style-name="T66">R</text:span><text:span text:style-name="T69">L</text:span><text:span text:style-name="T2"> = T</text:span><text:span text:style-name="T65">R</text:span><text:span text:style-name="T2"> / </text:span><text:span text:style-name="T4">M</text:span><text:span text:style-name="T67">F</text:span><text:span text:style-name="T66"> </text:span><text:span text:style-name="T3">; <text:s/></text:span></text:p>
      <text:p text:style-name="P102"/>
      <text:p text:style-name="P90"><text:span text:style-name="T165">F</text:span><text:span text:style-name="T81">R</text:span><text:span text:style-name="T133">L</text:span><text:span text:style-name="T165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50">2</text:span><text:span text:style-name="T165"> <text:s/>; <text:s/>Fee required to pay the penalty incurred</text:span></text:p>
      <text:p text:style-name="P91"/>
      <text:p text:style-name="P90"><text:span text:style-name="T166">f</text:span><text:span text:style-name="T81">R</text:span><text:span text:style-name="T133">L</text:span><text:span text:style-name="T166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65">/M</text:span><text:span text:style-name="T119">F</text:span><text:span text:style-name="T165"> ; Fee required to pay the penalty incurred per byte for a given M</text:span><text:span text:style-name="T119">F</text:span></text:p>
      <text:p text:style-name="P91"/>
      <text:p text:style-name="P92"><text:span text:style-name="T166">f</text:span><text:span text:style-name="T123">I</text:span><text:span text:style-name="T133">L</text:span><text:span text:style-name="T166"> = f</text:span><text:span text:style-name="T83">R</text:span><text:span text:style-name="T141">L</text:span><text:span text:style-name="T79"> </text:span><text:span text:style-name="T167"><text:s/>; Minimum fee per byte</text:span></text:p>
      <text:p text:style-name="P92"/>
      <text:p text:style-name="P79"/>
      <text:p text:style-name="P111">Changes</text:p>
      <text:p text:style-name="P67"/>
      <text:p text:style-name="P37"><text:span text:style-name="T253">1</text:span>) T<text:span text:style-name="T62">R</text:span> is increased from <text:span text:style-name="T252">3000 bytes to 10000 bytes. </text:span><text:span text:style-name="T253">For clarity </text:span>T<text:span text:style-name="T62">R</text:span><text:span text:style-name="T253"> is defined outside of consensus.</text:span></text:p>
      <text:p text:style-name="P36">2) There is no reduction to 95% of the minimum fee. This is all now handled on the wallet side.</text:p>
      <text:p text:style-name="P57"><text:span text:style-name="T236">2b</text:span>) Wallet Fees (<text:span text:style-name="T172">Old</text:span>)</text:p>
      <text:p text:style-name="P58"/>
      <text:p text:style-name="P50"><text:span text:style-name="T155">For the calculation of wallet fees we assume that the next 10 blocks have no transactions, other than the coinba</text:span><text:span text:style-name="T156">se</text:span><text:span text:style-name="T155"> transaction, </text:span><text:span text:style-name="T157">the empty blocks,</text:span><text:span text:style-name="T155"> We then calculate M</text:span><text:span text:style-name="T70">LW</text:span><text:span text:style-name="T155"> </text:span><text:span text:style-name="T162">and M</text:span><text:span text:style-name="T73">SW</text:span><text:span text:style-name="T162"> </text:span><text:span text:style-name="T155">by following the calculation of M</text:span><text:span text:style-name="T71">L</text:span><text:span text:style-name="T155"> </text:span><text:span text:style-name="T162">and M</text:span><text:span text:style-name="T73">S</text:span><text:span text:style-name="T162"> </text:span><text:span text:style-name="T155">at this future point. </text:span><text:span text:style-name="T158">We use the previous </text:span><text:span text:style-name="T159">99990</text:span><text:span text:style-name="T158"> blocks and the future 10 empty blocks </text:span><text:span text:style-name="T160">(100000 blocks) for M</text:span><text:span text:style-name="T72">L</text:span><text:span text:style-name="T6"> </text:span><text:span text:style-name="T7">and the previous 90 blocks and future 10 blocks (100) blocks for M</text:span><text:span text:style-name="T73">S</text:span><text:span text:style-name="T7">.</text:span></text:p>
      <text:p text:style-name="P38"/>
      <text:p text:style-name="P38">Define</text:p>
      <text:p text:style-name="P38"/>
      <text:p text:style-name="P50">M<text:span text:style-name="T62">B</text:span><text:span text:style-name="T85">W</text:span> = <text:span text:style-name="T239">M</text:span><text:span text:style-name="T134">B</text:span><text:span text:style-name="T46"> for the last 99990 blocks<text:line-break/>M</text:span><text:span text:style-name="T134">B</text:span><text:span text:style-name="T85">W</text:span><text:span text:style-name="T46"> = 0 for the future 10 blocks; A value of 0 bytes </text:span><text:span text:style-name="T47">can be</text:span><text:span text:style-name="T46"> used for the empty blocks for the purposes of calculating M</text:span><text:span text:style-name="T134">LW</text:span><text:span text:style-name="T46">.</text:span></text:p>
      <text:p text:style-name="P43"/>
      <text:p text:style-name="P50">M<text:span text:style-name="T62">L</text:span><text:span text:style-name="T85">W</text:span> = The median over the <text:span text:style-name="T239">l</text:span>ast <text:span text:style-name="T239">99990</text:span> blocks <text:span text:style-name="T239">and future 10 blocks </text:span><text:span text:style-name="T240">(100000 blocks)</text:span> of max((min (M<text:span text:style-name="T62">B</text:span><text:span text:style-name="T86">W</text:span> , 2M<text:span text:style-name="T62">L</text:span>), Z<text:span text:style-name="T62">M</text:span> , M<text:span text:style-name="T62">L</text:span>/2) ; <text:s/><text:span text:style-name="T239">The current value of M</text:span><text:span text:style-name="T134">L</text:span><text:span text:style-name="T239"> from consensus is used; </text:span><text:span text:style-name="T241">Effective l</text:span>ong <text:span text:style-name="T241">t</text:span>erm <text:span text:style-name="T241">m</text:span>edian <text:span text:style-name="T171">for wallet fees</text:span></text:p>
      <text:p text:style-name="P39"/>
      <text:p text:style-name="P44">M<text:span text:style-name="T62">L</text:span><text:span text:style-name="T86">W</text:span> ; <text:span text:style-name="T224">P</text:span>enalty free zone <text:span text:style-name="T171">for wallet fees </text:span></text:p>
      <text:p text:style-name="P39"/>
      <text:p text:style-name="P131"><text:span text:style-name="T182">M</text:span><text:span text:style-name="T100">S</text:span><text:span text:style-name="T105">W</text:span><text:span text:style-name="T182"> = the median over the </text:span><text:span text:style-name="T187">l</text:span><text:span text:style-name="T182">ast </text:span><text:span text:style-name="T187">9</text:span><text:span text:style-name="T182">0 blocks </text:span><text:span text:style-name="T187">and future 10 blocks</text:span><text:span text:style-name="T182"> </text:span><text:span text:style-name="T187">(100 blocks) </text:span><text:span text:style-name="T182">of max</text:span><text:span text:style-name="T188">(</text:span><text:span text:style-name="T35">M</text:span><text:span text:style-name="T96">B</text:span><text:span text:style-name="T97">W</text:span><text:span text:style-name="T35"> , M</text:span><text:span text:style-name="T98">L</text:span><text:span text:style-name="T97">W</text:span><text:span text:style-name="T35">)</text:span><text:span text:style-name="T182">; </text:span><text:span text:style-name="T189">Effective s</text:span><text:span text:style-name="T182">hort term median </text:span><text:span text:style-name="T189">for wallet fees</text:span><text:span text:style-name="T182"> </text:span></text:p>
      <text:p text:style-name="P45"/>
      <text:p text:style-name="P68">M<text:span text:style-name="T62">N</text:span><text:span text:style-name="T112">W</text:span> = <text:span text:style-name="T225">min(</text:span>M<text:span text:style-name="T62">S</text:span><text:span text:style-name="T112">W</text:span><text:span text:style-name="T212"> , 50M</text:span><text:span text:style-name="T112">LW</text:span><text:span text:style-name="T212">)</text:span></text:p>
      <text:p text:style-name="P103"/>
      <text:p text:style-name="P40"><text:span text:style-name="T1">M</text:span><text:span text:style-name="T62">F</text:span><text:span text:style-name="T87">W</text:span><text:span text:style-name="T1"> = </text:span><text:span text:style-name="T2"><text:s/></text:span><text:span text:style-name="T1">M</text:span><text:span text:style-name="T62">L</text:span><text:span text:style-name="T129">W</text:span><text:span text:style-name="T1"> ; Median for </text:span><text:span text:style-name="T48">wallet </text:span><text:span text:style-name="T1">fee calculation</text:span></text:p>
      <text:p text:style-name="P39"/>
      <text:p text:style-name="P32"><text:span text:style-name="T2">B</text:span><text:span text:style-name="T64">R</text:span><text:span text:style-name="T68">L</text:span><text:span text:style-name="T69">W</text:span><text:span text:style-name="T2"> = T</text:span><text:span text:style-name="T65">R</text:span><text:span text:style-name="T2"> / </text:span><text:span text:style-name="T5">M</text:span><text:span text:style-name="T68">FW </text:span><text:span text:style-name="T5"><text:s/>; <text:s/>Used for the low and normal fees</text:span></text:p>
      <text:p text:style-name="P73"/>
      <text:p text:style-name="P84"><text:span text:style-name="T152">B</text:span><text:span text:style-name="T64">R</text:span><text:span text:style-name="T152"> = T</text:span><text:span text:style-name="T65">R</text:span><text:span text:style-name="T152"> / </text:span><text:span text:style-name="T153">Z</text:span><text:span text:style-name="T68">M </text:span><text:span text:style-name="T153"><text:s/>; <text:s/>Used for the medium and high fees</text:span></text:p>
      <text:p text:style-name="P103"/>
      <text:p text:style-name="P93"><text:span text:style-name="T165">F</text:span><text:span text:style-name="T121">L</text:span><text:span text:style-name="T165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50">2</text:span><text:span text:style-name="T165"> <text:s/>; Low transaction fee for reference transaction</text:span></text:p>
      <text:p text:style-name="P93"/>
      <text:p text:style-name="P93"><text:span text:style-name="T166">f</text:span><text:span text:style-name="T121">L</text:span><text:span text:style-name="T166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65">/M</text:span><text:span text:style-name="T80">F</text:span><text:span text:style-name="T88">W</text:span><text:span text:style-name="T165"> ; Low transaction fee per byte for a given M</text:span><text:span text:style-name="T80">F</text:span><text:span text:style-name="T88">W</text:span></text:p>
      <text:p text:style-name="P93"/>
      <text:p text:style-name="P69"><text:span text:style-name="T166">f</text:span><text:span text:style-name="T121">N</text:span><text:span text:style-name="T166"> = 4f</text:span><text:span text:style-name="T121">L</text:span><text:span text:style-name="T166"> <text:s/>;Normal transaction fee per byte for a given M</text:span><text:span text:style-name="T80">F</text:span><text:span text:style-name="T88">W</text:span></text:p>
      <text:p text:style-name="P69"/>
      <text:p text:style-name="P69"><text:span text:style-name="T166">f</text:span><text:span text:style-name="T88">M</text:span><text:span text:style-name="T166"> = 16</text:span><text:span text:style-name="T88"> </text:span><text:span text:style-name="T166">R</text:span><text:span text:style-name="T78">B</text:span><text:span text:style-name="T77">ase</text:span><text:span text:style-name="T165">B</text:span><text:span text:style-name="T81">R</text:span><text:span text:style-name="T165">/M</text:span><text:span text:style-name="T80">F</text:span><text:span text:style-name="T88">W</text:span><text:span text:style-name="T166"> <text:s/>; Medium Transaction fee per byte for a given M</text:span><text:span text:style-name="T80">F</text:span><text:span text:style-name="T88">W</text:span></text:p>
      <text:p text:style-name="P69"/>
      <text:p text:style-name="P44"><text:span text:style-name="T44">f</text:span><text:span text:style-name="T111">P</text:span><text:span text:style-name="T44"> = 2R</text:span><text:span text:style-name="T78">B</text:span><text:span text:style-name="T77">ase</text:span><text:span text:style-name="T9">/M</text:span><text:span text:style-name="T112">N</text:span><text:span text:style-name="T62">W</text:span><text:span text:style-name="T9"> </text:span><text:span text:style-name="T20">= f</text:span><text:span text:style-name="T121">M</text:span><text:span text:style-name="T49">M</text:span><text:span text:style-name="T114">FW</text:span><text:span text:style-name="T49">/(</text:span><text:span text:style-name="T50">8</text:span><text:span text:style-name="T49">B</text:span><text:span text:style-name="T115">R</text:span><text:span text:style-name="T49">M</text:span><text:span text:style-name="T112">N</text:span><text:span text:style-name="T114">W</text:span><text:span text:style-name="T49">)</text:span><text:span text:style-name="T9">; </text:span><text:span text:style-name="T20">Maximum Penalty (B =1)</text:span><text:span text:style-name="T9"> Transaction fee per byte for a given M</text:span><text:span text:style-name="T112">N</text:span><text:span text:style-name="T88">W</text:span></text:p>
      <text:p text:style-name="P93"/>
      <text:p text:style-name="P44"><text:span text:style-name="T211">f</text:span><text:span text:style-name="T114">H</text:span><text:span text:style-name="T211"> = 4f</text:span><text:span text:style-name="T136">M</text:span><text:span text:style-name="T211">max (1, M</text:span><text:span text:style-name="T114">FW</text:span><text:span text:style-name="T211">/(32B</text:span><text:span text:style-name="T122">R</text:span><text:span text:style-name="T211">M</text:span><text:span text:style-name="T113">N</text:span><text:span text:style-name="T114">W</text:span><text:span text:style-name="T211">)</text:span><text:span text:style-name="T242">);</text:span><text:span text:style-name="T211"> High </text:span><text:span text:style-name="T154">Transaction fee per </text:span><text:span text:style-name="T161">byte</text:span></text:p>
      <text:p text:style-name="P109"><text:s/></text:p>
      <text:p text:style-name="P110"/>
      <text:p text:style-name="P94"/>
      <text:p text:style-name="P56"><text:span text:style-name="T236">2b</text:span>) Wallet Fees (<text:span text:style-name="T170">New)</text:span></text:p>
      <text:p text:style-name="P62"/>
      <text:p text:style-name="P132"><text:span text:style-name="T192">For the calculation of wallet fees we assume that the next 10</text:span><text:span text:style-name="T198">00</text:span><text:span text:style-name="T192"> blocks have no transactions, other than the coinba</text:span><text:span text:style-name="T193">se</text:span><text:span text:style-name="T192"> transaction, </text:span><text:span text:style-name="T194">the empty blocks,</text:span><text:span text:style-name="T192"> We then calculate M</text:span><text:span text:style-name="T94">LW</text:span><text:span text:style-name="T192"> by following the calculation of M</text:span><text:span text:style-name="T95">L</text:span><text:span text:style-name="T192"> at this future point. </text:span><text:span text:style-name="T195">We use the previous </text:span><text:span text:style-name="T196">99</text:span><text:span text:style-name="T198">00</text:span><text:span text:style-name="T196">0</text:span><text:span text:style-name="T195"> blocks and the future 10</text:span><text:span text:style-name="T198">00</text:span><text:span text:style-name="T195"> empty blocks </text:span><text:span text:style-name="T197">(100000 blocks) for M</text:span><text:span text:style-name="T99">L</text:span><text:span text:style-name="T36">.</text:span><text:span text:style-name="T197"> </text:span></text:p>
      <text:p text:style-name="P13"/>
      <text:p text:style-name="P14"/>
      <text:p text:style-name="P14">Define </text:p>
      <text:p text:style-name="P14"/>
      <text:p text:style-name="P133"><text:span text:style-name="T182">M</text:span><text:span text:style-name="T100">B</text:span><text:span text:style-name="T104">W</text:span><text:span text:style-name="T182"> = </text:span><text:span text:style-name="T184">M</text:span><text:span text:style-name="T103">B</text:span><text:span text:style-name="T40"> for the last 99</text:span><text:span text:style-name="T43">00</text:span><text:span text:style-name="T40">0 blocks<text:line-break/>M</text:span><text:span text:style-name="T103">B</text:span><text:span text:style-name="T104">W</text:span><text:span text:style-name="T40"> = 0 for the future 10</text:span><text:span text:style-name="T43">00</text:span><text:span text:style-name="T40"> blocks; A value of 0 bytes </text:span><text:span text:style-name="T42">can be</text:span><text:span text:style-name="T40"> used for the empty blocks for the purposes of calculating M</text:span><text:span text:style-name="T103">LW</text:span><text:span text:style-name="T41">.</text:span></text:p>
      <text:p text:style-name="P46"/>
      <text:p text:style-name="P134"><text:span text:style-name="T182">M</text:span><text:span text:style-name="T100">L</text:span><text:span text:style-name="T104">W</text:span><text:span text:style-name="T182"> = The median over the </text:span><text:span text:style-name="T184">l</text:span><text:span text:style-name="T182">ast </text:span><text:span text:style-name="T184">99</text:span><text:span text:style-name="T191">00</text:span><text:span text:style-name="T184">0</text:span><text:span text:style-name="T182"> blocks </text:span><text:span text:style-name="T184">and future 1</text:span><text:span text:style-name="T191">00</text:span><text:span text:style-name="T184">0 blocks </text:span><text:span text:style-name="T187">(100000 blocks)</text:span><text:span text:style-name="T182"> of max((min (M</text:span><text:span text:style-name="T100">B</text:span><text:span text:style-name="T105">W</text:span><text:span text:style-name="T182"> , 2M</text:span><text:span text:style-name="T100">L</text:span><text:span text:style-name="T182">), Z</text:span><text:span text:style-name="T100">M</text:span><text:span text:style-name="T182"> , M</text:span><text:span text:style-name="T100">L</text:span><text:span text:style-name="T182">/2) ; <text:s/></text:span><text:span text:style-name="T184">The current value of M</text:span><text:span text:style-name="T103">L</text:span><text:span text:style-name="T184"> from consensus is used; </text:span><text:span text:style-name="T185">Effective l</text:span><text:span text:style-name="T182">ong </text:span><text:span text:style-name="T185">t</text:span><text:span text:style-name="T182">erm </text:span><text:span text:style-name="T185">m</text:span><text:span text:style-name="T182">edian </text:span><text:span text:style-name="T186">for wallet fees</text:span></text:p>
      <text:p text:style-name="P46"/>
      <text:p text:style-name="P47">M<text:span text:style-name="T62">L</text:span><text:span text:style-name="T86">W</text:span> ; <text:span text:style-name="T224">P</text:span>enalty free zone <text:span text:style-name="T171">for wallet fees </text:span></text:p>
      <text:p text:style-name="P46"/>
      <text:p text:style-name="P104"/>
      <text:p text:style-name="P104"/>
      <text:p text:style-name="P41"/>
      <text:p text:style-name="P41"/>
      <text:p text:style-name="P41"/>
      <text:p text:style-name="P104"/>
      <text:p text:style-name="P41"><text:span text:style-name="T1">M</text:span><text:span text:style-name="T62">F</text:span><text:span text:style-name="T87">W</text:span><text:span text:style-name="T1"> = </text:span><text:span text:style-name="T2"><text:s/></text:span><text:span text:style-name="T1">M</text:span><text:span text:style-name="T62">L</text:span><text:span text:style-name="T129">W</text:span><text:span text:style-name="T1"> ; Median for </text:span><text:span text:style-name="T48">wallet </text:span><text:span text:style-name="T1">fee calculation</text:span></text:p>
      <text:p text:style-name="P74"/>
      <text:p text:style-name="P33"><text:span text:style-name="T2">B</text:span><text:span text:style-name="T64">R</text:span><text:span text:style-name="T68">L</text:span><text:span text:style-name="T69">W</text:span><text:span text:style-name="T2"> = T</text:span><text:span text:style-name="T65">R</text:span><text:span text:style-name="T2"> / </text:span><text:span text:style-name="T5">M</text:span><text:span text:style-name="T68">FW </text:span><text:span text:style-name="T5"><text:s/>; <text:s/>Used for </text:span><text:span text:style-name="T8">all</text:span><text:span text:style-name="T5"> fees</text:span></text:p>
      <text:p text:style-name="P105"/>
      <text:p text:style-name="P85"><text:span text:style-name="T152">B</text:span><text:span text:style-name="T64">R</text:span><text:span text:style-name="T152"> = T</text:span><text:span text:style-name="T65">R</text:span><text:span text:style-name="T152"> / </text:span><text:span text:style-name="T153">Z</text:span><text:span text:style-name="T68">M </text:span><text:span text:style-name="T153"><text:s/>; <text:s/>Used for </text:span><text:span text:style-name="T163">reference</text:span></text:p>
      <text:p text:style-name="P105"/>
      <text:p text:style-name="P95"><text:span text:style-name="T165">F</text:span><text:span text:style-name="T121">L</text:span><text:span text:style-name="T165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50">2</text:span><text:span text:style-name="T165"> <text:s/>; Low </text:span><text:span text:style-name="T255">(minimum scaling) </text:span><text:span text:style-name="T165">transaction fee for reference transaction</text:span></text:p>
      <text:p text:style-name="P95"/>
      <text:p text:style-name="P99"><text:span text:style-name="T166">f</text:span><text:span text:style-name="T121">L</text:span><text:span text:style-name="T166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65">/M</text:span><text:span text:style-name="T80">F</text:span><text:span text:style-name="T88">W</text:span><text:span text:style-name="T165"> ; Low </text:span><text:span text:style-name="T255">(minimum scaling)</text:span><text:span text:style-name="T165"> transaction fee per byte for a given M</text:span><text:span text:style-name="T80">F</text:span><text:span text:style-name="T88">W</text:span></text:p>
      <text:p text:style-name="P95"/>
      <text:p text:style-name="P95"><text:span text:style-name="T154">f</text:span><text:span text:style-name="T74">N</text:span><text:span text:style-name="T154"> = 4f</text:span><text:span text:style-name="T74">L</text:span><text:span text:style-name="T154"> <text:s/>; Normal transaction fee per byte for a given M</text:span><text:span text:style-name="T75">F</text:span><text:span text:style-name="T76">W</text:span></text:p>
      <text:p text:style-name="P70"/>
      <text:p text:style-name="P76">f<text:span text:style-name="T62">M</text:span> = 16f<text:span text:style-name="T62">L</text:span> ; <text:span text:style-name="T166">Medium Transaction fee per byte for a given M</text:span><text:span text:style-name="T80">F</text:span><text:span text:style-name="T88">W</text:span></text:p>
      <text:p text:style-name="P71"/>
      <text:p text:style-name="P71"/>
      <text:p text:style-name="P72"><text:span text:style-name="T166">f</text:span><text:span text:style-name="T142">H</text:span><text:span text:style-name="T144">64</text:span><text:span text:style-name="T166"> = </text:span><text:span text:style-name="T255">64</text:span><text:span text:style-name="T256">f</text:span><text:span text:style-name="T145">L</text:span><text:span text:style-name="T166"> <text:s/>; </text:span><text:span text:style-name="T255">64x</text:span><text:span text:style-name="T166"> Transaction fee per byte for a given M</text:span><text:span text:style-name="T80">F</text:span><text:span text:style-name="T88">W</text:span></text:p>
      <text:p text:style-name="P70"/>
      <text:p text:style-name="P127"><text:span text:style-name="T22">f</text:span><text:span text:style-name="T91">H256</text:span><text:span text:style-name="T22"> = </text:span><text:span text:style-name="T31">256</text:span><text:span text:style-name="T32">f</text:span><text:span text:style-name="T107">L</text:span><text:span text:style-name="T25"> </text:span><text:span text:style-name="T31">256x</text:span><text:span text:style-name="T29"> </text:span><text:span text:style-name="T33">Transaction fee per byte </text:span><text:span text:style-name="T34">for a given</text:span><text:span text:style-name="T33"> M</text:span><text:span text:style-name="T108">F</text:span><text:span text:style-name="T109">W</text:span><text:span text:style-name="T29">. </text:span><text:span text:style-name="T30">This is g</text:span><text:span text:style-name="T26">reater than or equal to </text:span><text:span text:style-name="T24">Maximum Penalty (B =1 )</text:span><text:span text:style-name="T23"> </text:span><text:span text:style-name="T27">for M</text:span><text:span text:style-name="T91">L</text:span><text:span text:style-name="T27"> &lt; </text:span><text:span text:style-name="T28">1280000 bytes.</text:span><text:span text:style-name="T27"> </text:span><text:span text:style-name="T90"><text:s text:c="2"/></text:span></text:p>
      <text:p text:style-name="P48"/>
      <text:p text:style-name="P112">Changes</text:p>
      <text:p text:style-name="P15"/>
      <text:p text:style-name="P15">1) All fees including the high fee are now based upon M<text:span text:style-name="T62">L</text:span><text:span text:style-name="T140">W</text:span></text:p>
      <text:p text:style-name="P77">with the ratio between fees constant for a given M<text:span text:style-name="T62">LW</text:span>.</text:p>
      <text:p text:style-name="P15">2) The grace period is increased to 1000 blocks.</text:p>
      <text:p text:style-name="P22">3) 5 fee levels with at least a 4x factor between fees. <text:span text:style-name="T257">Aditional fee levels can be added if needed at 1024x, 4096x etc. for larger M</text:span><text:span text:style-name="T146">L</text:span> </text:p>
      <text:p text:style-name="P55"><text:soft-page-break/><text:span text:style-name="T236">3</text:span><text:span text:style-name="T244">) </text:span><text:span text:style-name="T254">Consensus </text:span><text:span text:style-name="T243">Transitional considerations for</text:span><text:span text:style-name="T234"> </text:span><text:span text:style-name="T233">Minimum penalty free zone, Z</text:span><text:span text:style-name="T128">M</text:span><text:span text:style-name="T233">, and </text:span><text:span text:style-name="T245">Median calculation</text:span><text:span text:style-name="T243">s</text:span><text:span text:style-name="T245"> after </text:span><text:span text:style-name="T243">the</text:span><text:span text:style-name="T245"> fork.</text:span></text:p>
      <text:p text:style-name="P24"/>
      <text:p text:style-name="P24"/>
      <text:p text:style-name="P24"/>
      <text:p text:style-name="P117"/>
      <text:p text:style-name="P117"/>
      <text:p text:style-name="P117">Define:</text:p>
      <text:p text:style-name="P117"/>
      <text:p text:style-name="P49"><text:span text:style-name="T1">Z</text:span><text:span text:style-name="T62">M</text:span><text:span text:style-name="T139">Ol</text:span><text:span text:style-name="T62">d</text:span><text:span text:style-name="T1"> = 300000 bytes </text:span><text:span text:style-name="T52">(Z</text:span><text:span text:style-name="T137">M</text:span><text:span text:style-name="T52"> <text:s/>before hard fork)</text:span></text:p>
      <text:p text:style-name="P117"/>
      <text:p text:style-name="P117">M<text:span text:style-name="T62">BOld</text:span> <text:span text:style-name="T247">= Block Weight in bytes (before hard fork) </text:span></text:p>
      <text:p text:style-name="P117"/>
      <text:p text:style-name="P117"/>
      <text:p text:style-name="P117"/>
      <text:p text:style-name="P124"><text:span text:style-name="T208">3</text:span><text:span text:style-name="T200">) </text:span><text:span text:style-name="T210">Consensus </text:span><text:span text:style-name="T209">Transitional considerations for </text:span><text:span text:style-name="T207">Minimum penalty free zone, Z</text:span><text:span text:style-name="T110">M</text:span><text:span text:style-name="T207">, and </text:span><text:span text:style-name="T206">Median calculation</text:span><text:span text:style-name="T209">s</text:span><text:span text:style-name="T206"> after </text:span><text:span text:style-name="T209">the</text:span><text:span text:style-name="T206"> fork.</text:span></text:p>
      <text:p text:style-name="P7"/>
      <text:p text:style-name="P120"><text:span text:style-name="T228">C</text:span><text:span text:style-name="T227">alculation of M</text:span><text:span text:style-name="T124">L</text:span><text:span text:style-name="T227">, M</text:span><text:span text:style-name="T124">S</text:span><text:span text:style-name="T227">, </text:span><text:span text:style-name="T229">M</text:span><text:span text:style-name="T126">N</text:span><text:span text:style-name="T229"> and M</text:span><text:span text:style-name="T126">L</text:span><text:span text:style-name="T125">W </text:span><text:span text:style-name="T230">where </text:span><text:span text:style-name="T232">blocks from a previous </text:span><text:span text:style-name="T246">the </text:span><text:span text:style-name="T232">Monero version are included in a calculation after the fork. <text:s/></text:span><text:span text:style-name="T247">M</text:span><text:span text:style-name="T137">B</text:span><text:span text:style-name="T232"> </text:span><text:span text:style-name="T248">is modified as follows:</text:span></text:p>
      <text:p text:style-name="P121"/>
      <text:p text:style-name="P122">Define</text:p>
      <text:p text:style-name="P118"/>
      <text:p text:style-name="P119">Z<text:span text:style-name="T62">M</text:span> = <text:span text:style-name="T258">625000</text:span> bytes</text:p>
      <text:p text:style-name="P116"/>
      <text:p text:style-name="P118">For blocks before the hard fork <text:line-break/>M<text:span text:style-name="T62">B</text:span> = <text:s/><text:span text:style-name="T246">M</text:span><text:span text:style-name="T138">BOld</text:span> ( Z<text:span text:style-name="T62">M</text:span> / <text:span text:style-name="T246">Z</text:span><text:span text:style-name="T138">M</text:span><text:span text:style-name="T139">O</text:span><text:span text:style-name="T138">ld</text:span> )</text:p>
      <text:p text:style-name="P118"/>
      <text:p text:style-name="P123">The medians are then calculated normally. 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4"/>
      <text:p text:style-name="P115"/>
      <text:p text:style-name="P128"/>
      <text:p text:style-name="P113"/>
      <text:p text:style-name="P59"><text:soft-page-break/><text:span text:style-name="T236">4) </text:span>Wallet Fee <text:span text:style-name="T214">Rounding</text:span></text:p>
      <text:p text:style-name="P16"/>
      <text:p text:style-name="P60"><text:span text:style-name="T249">Wallet fees, f</text:span><text:span text:style-name="T135">N</text:span><text:span text:style-name="T249">, f</text:span><text:span text:style-name="T135">L</text:span><text:span text:style-name="T249">, f</text:span><text:span text:style-name="T135">M</text:span><text:span text:style-name="T249">, and f</text:span><text:span text:style-name="T135">H</text:span><text:span text:style-name="T249"> are rounded up to the desired</text:span></text:p>
      <text:p text:style-name="P16">number of significant digits in the significant </text:p>
      <text:p text:style-name="P25"/>
      <text:p text:style-name="P25">Wallet Fee <text:span text:style-name="T215">Rounding </text:span>Examples</text:p>
      <text:p text:style-name="P18"/>
      <text:p text:style-name="P20">Two significant digits</text:p>
      <text:p text:style-name="P20"/>
      <text:p text:style-name="P20">27810<text:tab/><text:tab/>Rounded to : 28000</text:p>
      <text:p text:style-name="P20">37.94 <text:tab/><text:tab/>Rounded to : 38</text:p>
      <text:p text:style-name="P20">0.5555<text:tab/><text:tab/>Rounded to : 0.56</text:p>
      <text:p text:style-name="P80">0.002342<text:tab/>Rounded to : 0.002<text:span text:style-name="T250">4</text:span></text:p>
      <text:p text:style-name="P59"><text:span text:style-name="T236">4) </text:span>Wallet Fee <text:span text:style-name="T214">Rounding</text:span></text:p>
      <text:p text:style-name="P27"/>
      <text:p text:style-name="P17">Wallet fees, f<text:span text:style-name="T62">N</text:span>, f<text:span text:style-name="T62">L</text:span>, f<text:span text:style-name="T62">M</text:span>, f<text:span text:style-name="T62">H</text:span>, and f<text:span text:style-name="T143">X</text:span> are rounded to <text:span text:style-name="T250">2</text:span> significant digits in the significant </text:p>
      <text:p text:style-name="P26"/>
      <text:p text:style-name="P26">Wallet Fee <text:span text:style-name="T215">Rounding </text:span>Examples</text:p>
      <text:p text:style-name="P19"/>
      <text:p text:style-name="P21">Two significant digits</text:p>
      <text:p text:style-name="P21"/>
      <text:p text:style-name="P21">27810<text:tab/><text:tab/>Rounded to : 28000</text:p>
      <text:p text:style-name="P21">37.94 <text:tab/><text:tab/>Rounded to : 38</text:p>
      <text:p text:style-name="P21">0.5555<text:tab/><text:tab/>Rounded to : 0.56</text:p>
      <text:p text:style-name="P66"><text:span text:style-name="T260">0.002342<text:tab/>Rounded to : 0.002</text:span><text:span text:style-name="T261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465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118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82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583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465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18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82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583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 loext:margin-gutter="0in">
        <style:columns fo:column-count="2" fo:column-gap="0.039in">
          <style:column style:rel-width="32767*" fo:start-indent="0in" fo:end-indent="0.0193in"/>
          <style:column style:rel-width="32768*" fo:start-indent="0.0193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in" draw:fill-image-height="0in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7T22:19:18.683675854</meta:creation-date>
    <dc:date>2025-12-19T11:52:02.617206694</dc:date>
    <meta:editing-duration>P6DT12M15S</meta:editing-duration>
    <meta:editing-cycles>120</meta:editing-cycles>
    <meta:generator>LibreOffice/7.3.7.2$Linux_X86_64 LibreOffice_project/30$Build-2</meta:generator>
    <meta:print-date>2025-12-02T21:24:39.928530204</meta:print-date>
    <meta:printed-by>PDF files</meta:printed-by>
    <meta:document-statistic meta:table-count="0" meta:image-count="0" meta:object-count="0" meta:page-count="5" meta:paragraph-count="130" meta:word-count="1667" meta:character-count="8434" meta:non-whitespace-character-count="6782"/>
  </office:meta>
</office:document-meta>
</file>